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Inhaltsverzeichnisüberschrift" style:master-page-name="MP0" style:family="paragraph">
      <style:paragraph-properties fo:break-before="page"/>
    </style:style>
    <style:style style:name="P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Standard" style:family="paragraph">
      <style:paragraph-properties fo:break-before="page"/>
    </style:style>
    <style:style style:name="P15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T18" style:parent-style-name="Absatz-Standardschriftart" style:family="text">
      <style:text-properties style:language-asian="de" style:country-asian="DE"/>
    </style:style>
    <style:style style:name="T19" style:parent-style-name="Absatz-Standardschriftart" style:family="text">
      <style:text-properties style:language-asian="de" style:country-asian="DE"/>
    </style:style>
    <style:style style:name="T20" style:parent-style-name="Absatz-Standardschriftart" style:family="text">
      <style:text-properties style:language-asian="de" style:country-asian="DE"/>
    </style:style>
    <style:style style:name="P21" style:parent-style-name="Standard" style:family="paragraph">
      <style:paragraph-properties fo:text-align="center" fo:margin-top="0in" fo:margin-bottom="0in" fo:line-height="100%"/>
    </style:style>
    <style:style style:name="T22" style:parent-style-name="Absatz-Standardschriftart" style:family="text">
      <style:text-properties style:language-asian="de" style:country-asian="DE"/>
    </style:style>
    <style:style style:name="T23" style:parent-style-name="Absatz-Standardschriftart" style:family="text">
      <style:text-properties style:language-asian="de" style:country-asian="DE"/>
    </style:style>
    <style:style style:name="P24" style:parent-style-name="Standard" style:family="paragraph">
      <style:paragraph-properties fo:text-align="center" fo:margin-top="0in" fo:margin-bottom="0in" fo:line-height="100%"/>
    </style:style>
    <style:style style:name="T25" style:parent-style-name="Absatz-Standardschriftart" style:family="text">
      <style:text-properties style:language-asian="de" style:country-asian="DE"/>
    </style:style>
    <style:style style:name="T26" style:parent-style-name="Absatz-Standardschriftart" style:family="text">
      <style:text-properties style:language-asian="de" style:country-asian="DE"/>
    </style:style>
    <style:style style:name="P27" style:parent-style-name="Standard" style:family="paragraph">
      <style:paragraph-properties fo:text-align="center" fo:margin-top="0in" fo:margin-bottom="0in" fo:line-height="100%"/>
    </style:style>
    <style:style style:name="T28" style:parent-style-name="Absatz-Standardschriftart" style:family="text">
      <style:text-properties style:language-asian="de" style:country-asian="DE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T31" style:parent-style-name="Absatz-Standardschriftart" style:family="text">
      <style:text-properties style:language-asian="de" style:country-asian="DE"/>
    </style:style>
    <style:style style:name="P32" style:parent-style-name="Standard" style:family="paragraph">
      <style:paragraph-properties fo:text-align="center" fo:margin-top="0in" fo:margin-bottom="0in" fo:line-height="100%"/>
    </style:style>
    <style:style style:name="T33" style:parent-style-name="Absatz-Standardschriftart" style:family="text">
      <style:text-properties style:language-asian="de" style:country-asian="DE"/>
    </style:style>
    <style:style style:name="P34" style:parent-style-name="Standard" style:family="paragraph">
      <style:paragraph-properties fo:text-align="center" fo:margin-top="0in" fo:margin-bottom="0in" fo:line-height="100%"/>
    </style:style>
    <style:style style:name="T35" style:parent-style-name="Absatz-Standardschriftart" style:family="text">
      <style:text-properties style:language-asian="de" style:country-asian="DE"/>
    </style:style>
    <style:style style:name="P36" style:parent-style-name="Standard" style:family="paragraph">
      <style:paragraph-properties fo:text-align="center" fo:margin-top="0in" fo:margin-bottom="0in" fo:line-height="100%"/>
    </style:style>
    <style:style style:name="T37" style:parent-style-name="Absatz-Standardschriftart" style:family="text">
      <style:text-properties style:language-asian="de" style:country-asian="DE"/>
    </style:style>
    <style:style style:name="T38" style:parent-style-name="Absatz-Standardschriftart" style:family="text">
      <style:text-properties style:language-asian="de" style:country-asian="DE"/>
    </style:style>
    <style:style style:name="P39" style:parent-style-name="Standard" style:family="paragraph">
      <style:paragraph-properties fo:margin-top="0in" fo:margin-bottom="0in" fo:line-height="100%"/>
    </style:style>
    <style:style style:name="T40" style:parent-style-name="Absatz-Standardschriftart" style:family="text">
      <style:text-properties style:language-asian="de" style:country-asian="DE"/>
    </style:style>
    <style:style style:name="P41" style:parent-style-name="Standard" style:family="paragraph">
      <style:paragraph-properties fo:text-align="center" fo:margin-top="0in" fo:margin-bottom="0in" fo:line-height="100%"/>
    </style:style>
    <style:style style:name="T42" style:parent-style-name="Absatz-Standardschriftart" style:family="text">
      <style:text-properties style:language-asian="de" style:country-asian="DE"/>
    </style:style>
    <style:style style:name="T43" style:parent-style-name="Absatz-Standardschriftart" style:family="text">
      <style:text-properties style:language-asian="de" style:country-asian="DE"/>
    </style:style>
    <style:style style:name="P44" style:parent-style-name="Standard" style:family="paragraph">
      <style:paragraph-properties fo:text-align="center" fo:margin-top="0in" fo:margin-bottom="0in" fo:line-height="100%"/>
    </style:style>
    <style:style style:name="T45" style:parent-style-name="Absatz-Standardschriftart" style:family="text">
      <style:text-properties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P47" style:parent-style-name="Standard" style:family="paragraph">
      <style:paragraph-properties fo:text-align="center" fo:margin-top="0in" fo:margin-bottom="0in" fo:line-height="100%"/>
    </style:style>
    <style:style style:name="T48" style:parent-style-name="Absatz-Standardschriftart" style:family="text">
      <style:text-properties style:language-asian="de" style:country-asian="DE"/>
    </style:style>
    <style:style style:name="P49" style:parent-style-name="Standard" style:family="paragraph">
      <style:paragraph-properties fo:text-align="center" fo:margin-top="0in" fo:margin-bottom="0in" fo:line-height="100%"/>
    </style:style>
    <style:style style:name="T50" style:parent-style-name="Absatz-Standardschriftart" style:family="text">
      <style:text-properties style:language-asian="de" style:country-asian="DE"/>
    </style:style>
    <style:style style:name="T51" style:parent-style-name="Absatz-Standardschriftart" style:family="text">
      <style:text-properties style:language-asian="de" style:country-asian="DE"/>
    </style:style>
    <style:style style:name="T52" style:parent-style-name="Absatz-Standardschriftart" style:family="text">
      <style:text-properties style:language-asian="de" style:country-asian="DE"/>
    </style:style>
    <style:style style:name="P53" style:parent-style-name="Standard" style:family="paragraph">
      <style:paragraph-properties fo:text-align="center" fo:margin-top="0in" fo:margin-bottom="0in" fo:line-height="100%"/>
    </style:style>
    <style:style style:name="P54" style:parent-style-name="Standard" style:family="paragraph">
      <style:paragraph-properties fo:text-align="center" fo:margin-top="0in" fo:margin-bottom="0in" fo:line-height="100%"/>
    </style:style>
    <style:style style:name="T55" style:parent-style-name="Absatz-Standardschriftart" style:family="text">
      <style:text-properties style:language-asian="de" style:country-asian="DE"/>
    </style:style>
    <style:style style:name="P56" style:parent-style-name="Standard" style:family="paragraph">
      <style:paragraph-properties fo:text-align="center" fo:margin-top="0in" fo:margin-bottom="0in" fo:line-height="100%"/>
    </style:style>
    <style:style style:name="T57" style:parent-style-name="Absatz-Standardschriftart" style:family="text">
      <style:text-properties style:language-asian="de" style:country-asian="DE"/>
    </style:style>
    <style:style style:name="T58" style:parent-style-name="Absatz-Standardschriftart" style:family="text">
      <style:text-properties style:language-asian="de" style:country-asian="DE"/>
    </style:style>
    <style:style style:name="P59" style:parent-style-name="Standard" style:family="paragraph">
      <style:paragraph-properties fo:text-align="center" fo:margin-top="0in" fo:margin-bottom="0in" fo:line-height="100%"/>
    </style:style>
    <style:style style:name="T60" style:parent-style-name="Absatz-Standardschriftart" style:family="text">
      <style:text-properties style:language-asian="de" style:country-asian="DE"/>
    </style:style>
    <style:style style:name="P61" style:parent-style-name="Standard" style:family="paragraph">
      <style:paragraph-properties fo:text-align="center" fo:margin-top="0in" fo:margin-bottom="0in" fo:line-height="100%"/>
    </style:style>
    <style:style style:name="P62" style:parent-style-name="Standard" style:family="paragraph">
      <style:paragraph-properties fo:text-align="center" fo:margin-top="0in" fo:margin-bottom="0in" fo:line-height="100%"/>
    </style:style>
    <style:style style:name="T63" style:parent-style-name="Absatz-Standardschriftart" style:family="text">
      <style:text-properties style:language-asian="de" style:country-asian="DE"/>
    </style:style>
    <style:style style:name="P64" style:parent-style-name="Standard" style:family="paragraph">
      <style:paragraph-properties fo:break-before="page"/>
    </style:style>
    <style:style style:name="P65" style:parent-style-name="Überschrift1" style:family="paragraph">
      <style:paragraph-properties fo:text-align="center"/>
      <style:text-properties fo:font-weight="bold" style:font-weight-asian="bold" fo:color="#000000"/>
    </style:style>
    <style:style style:name="T66" style:parent-style-name="Absatz-Standardschriftart" style:family="text">
      <style:text-properties style:language-asian="de" style:country-asian="DE"/>
    </style:style>
    <style:style style:name="T67" style:parent-style-name="Absatz-Standardschriftart" style:family="text">
      <style:text-properties style:language-asian="de" style:country-asian="DE"/>
    </style:style>
    <style:style style:name="T68" style:parent-style-name="Absatz-Standardschriftart" style:family="text">
      <style:text-properties style:language-asian="de" style:country-asian="DE"/>
    </style:style>
    <style:style style:name="T69" style:parent-style-name="Absatz-Standardschriftart" style:family="text">
      <style:text-properties style:language-asian="de" style:country-asian="DE"/>
    </style:style>
    <style:style style:name="T70" style:parent-style-name="Absatz-Standardschriftart" style:family="text">
      <style:text-properties style:language-asian="de" style:country-asian="DE"/>
    </style:style>
    <style:style style:name="T71" style:parent-style-name="Absatz-Standardschriftart" style:family="text">
      <style:text-properties style:language-asian="de" style:country-asian="DE"/>
    </style:style>
    <style:style style:name="P72" style:parent-style-name="Standard" style:family="paragraph">
      <style:paragraph-properties fo:text-align="center" fo:margin-top="0in" fo:margin-bottom="0in" fo:line-height="100%"/>
    </style:style>
    <style:style style:name="T73" style:parent-style-name="Absatz-Standardschriftart" style:family="text">
      <style:text-properties style:language-asian="de" style:country-asian="DE"/>
    </style:style>
    <style:style style:name="T74" style:parent-style-name="Absatz-Standardschriftart" style:family="text">
      <style:text-properties style:language-asian="de" style:country-asian="DE"/>
    </style:style>
    <style:style style:name="P75" style:parent-style-name="Standard" style:family="paragraph">
      <style:paragraph-properties fo:text-align="center" fo:margin-top="0in" fo:margin-bottom="0in" fo:line-height="100%"/>
    </style:style>
    <style:style style:name="T76" style:parent-style-name="Absatz-Standardschriftart" style:family="text">
      <style:text-properties style:language-asian="de" style:country-asian="DE"/>
    </style:style>
    <style:style style:name="T77" style:parent-style-name="Absatz-Standardschriftart" style:family="text">
      <style:text-properties style:language-asian="de" style:country-asian="DE"/>
    </style:style>
    <style:style style:name="T78" style:parent-style-name="Absatz-Standardschriftart" style:family="text">
      <style:text-properties style:language-asian="de" style:country-asian="DE"/>
    </style:style>
    <style:style style:name="T79" style:parent-style-name="Absatz-Standardschriftart" style:family="text">
      <style:text-properties style:language-asian="de" style:country-asian="DE"/>
    </style:style>
    <style:style style:name="T80" style:parent-style-name="Absatz-Standardschriftart" style:family="text">
      <style:text-properties style:language-asian="de" style:country-asian="DE"/>
    </style:style>
    <style:style style:name="T81" style:parent-style-name="Absatz-Standardschriftart" style:family="text">
      <style:text-properties style:language-asian="de" style:country-asian="DE"/>
    </style:style>
    <style:style style:name="T82" style:parent-style-name="Absatz-Standardschriftart" style:family="text">
      <style:text-properties style:language-asian="de" style:country-asian="DE"/>
    </style:style>
    <style:style style:name="T83" style:parent-style-name="Absatz-Standardschriftart" style:family="text">
      <style:text-properties style:language-asian="de" style:country-asian="DE"/>
    </style:style>
    <style:style style:name="T84" style:parent-style-name="Absatz-Standardschriftart" style:family="text">
      <style:text-properties style:language-asian="de" style:country-asian="DE"/>
    </style:style>
    <style:style style:name="T85" style:parent-style-name="Absatz-Standardschriftart" style:family="text">
      <style:text-properties style:language-asian="de" style:country-asian="DE"/>
    </style:style>
    <style:style style:name="P86" style:parent-style-name="Standard" style:family="paragraph">
      <style:paragraph-properties fo:text-align="center" fo:margin-top="0in" fo:margin-bottom="0in" fo:line-height="100%"/>
    </style:style>
    <style:style style:name="T87" style:parent-style-name="Absatz-Standardschriftart" style:family="text">
      <style:text-properties style:language-asian="de" style:country-asian="DE"/>
    </style:style>
    <style:style style:name="P88" style:parent-style-name="Standard" style:family="paragraph">
      <style:paragraph-properties fo:text-align="center" fo:margin-top="0in" fo:margin-bottom="0in" fo:line-height="100%"/>
    </style:style>
    <style:style style:name="T89" style:parent-style-name="Absatz-Standardschriftart" style:family="text">
      <style:text-properties style:language-asian="de" style:country-asian="DE"/>
    </style:style>
    <style:style style:name="P90" style:parent-style-name="Standard" style:family="paragraph">
      <style:paragraph-properties fo:text-align="center" fo:margin-top="0in" fo:margin-bottom="0in" fo:line-height="100%"/>
    </style:style>
    <style:style style:name="T91" style:parent-style-name="Absatz-Standardschriftart" style:family="text">
      <style:text-properties style:language-asian="de" style:country-asian="DE"/>
    </style:style>
    <style:style style:name="P92" style:parent-style-name="Standard" style:family="paragraph">
      <style:paragraph-properties fo:text-align="center" fo:margin-top="0in" fo:margin-bottom="0in" fo:line-height="100%"/>
    </style:style>
    <style:style style:name="T93" style:parent-style-name="Absatz-Standardschriftart" style:family="text">
      <style:text-properties style:language-asian="de" style:country-asian="DE"/>
    </style:style>
    <style:style style:name="P94" style:parent-style-name="Standard" style:family="paragraph">
      <style:paragraph-properties fo:text-align="center" fo:margin-top="0in" fo:margin-bottom="0in" fo:line-height="100%"/>
    </style:style>
    <style:style style:name="T95" style:parent-style-name="Absatz-Standardschriftart" style:family="text">
      <style:text-properties style:language-asian="de" style:country-asian="DE"/>
    </style:style>
    <style:style style:name="T96" style:parent-style-name="Absatz-Standardschriftart" style:family="text">
      <style:text-properties style:language-asian="de" style:country-asian="DE"/>
    </style:style>
    <style:style style:name="T97" style:parent-style-name="Absatz-Standardschriftart" style:family="text">
      <style:text-properties style:language-asian="de" style:country-asian="DE"/>
    </style:style>
    <style:style style:name="T98" style:parent-style-name="Absatz-Standardschriftart" style:family="text">
      <style:text-properties style:language-asian="de" style:country-asian="DE"/>
    </style:style>
    <style:style style:name="T99" style:parent-style-name="Absatz-Standardschriftart" style:family="text">
      <style:text-properties style:language-asian="de" style:country-asian="DE"/>
    </style:style>
    <style:style style:name="T100" style:parent-style-name="Absatz-Standardschriftart" style:family="text">
      <style:text-properties style:language-asian="de" style:country-asian="DE"/>
    </style:style>
    <style:style style:name="T101" style:parent-style-name="Absatz-Standardschriftart" style:family="text">
      <style:text-properties style:language-asian="de" style:country-asian="DE"/>
    </style:style>
    <style:style style:name="T102" style:parent-style-name="Absatz-Standardschriftart" style:family="text">
      <style:text-properties style:language-asian="de" style:country-asian="DE"/>
    </style:style>
    <style:style style:name="T103" style:parent-style-name="Absatz-Standardschriftart" style:family="text">
      <style:text-properties style:language-asian="de" style:country-asian="DE"/>
    </style:style>
    <style:style style:name="P104" style:parent-style-name="Standard" style:family="paragraph">
      <style:paragraph-properties fo:text-align="center" fo:margin-top="0in" fo:margin-bottom="0in" fo:line-height="100%"/>
    </style:style>
    <style:style style:name="T105" style:parent-style-name="Absatz-Standardschriftart" style:family="text">
      <style:text-properties style:language-asian="de" style:country-asian="DE"/>
    </style:style>
    <style:style style:name="P106" style:parent-style-name="Standard" style:family="paragraph">
      <style:paragraph-properties fo:margin-top="0in" fo:margin-bottom="0in" fo:line-height="100%"/>
    </style:style>
    <style:style style:name="T107" style:parent-style-name="Absatz-Standardschriftart" style:family="text">
      <style:text-properties style:language-asian="de" style:country-asian="DE"/>
    </style:style>
    <style:style style:name="T108" style:parent-style-name="Absatz-Standardschriftart" style:family="text">
      <style:text-properties style:language-asian="de" style:country-asian="DE"/>
    </style:style>
    <style:style style:name="T109" style:parent-style-name="Absatz-Standardschriftart" style:family="text">
      <style:text-properties style:language-asian="de" style:country-asian="DE"/>
    </style:style>
    <style:style style:name="P110" style:parent-style-name="Standard" style:family="paragraph">
      <style:paragraph-properties fo:text-align="center" fo:margin-top="0in" fo:margin-bottom="0in" fo:line-height="100%"/>
    </style:style>
    <style:style style:name="T111" style:parent-style-name="Absatz-Standardschriftart" style:family="text">
      <style:text-properties style:language-asian="de" style:country-asian="DE"/>
    </style:style>
    <style:style style:name="P112" style:parent-style-name="Standard" style:family="paragraph">
      <style:paragraph-properties fo:break-before="page"/>
    </style:style>
    <style:style style:name="P113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14" style:parent-style-name="Absatz-Standardschriftart" style:family="text">
      <style:text-properties style:language-asian="de" style:country-asian="DE"/>
    </style:style>
    <style:style style:name="T115" style:parent-style-name="Absatz-Standardschriftart" style:family="text">
      <style:text-properties style:language-asian="de" style:country-asian="DE"/>
    </style:style>
    <style:style style:name="T116" style:parent-style-name="Absatz-Standardschriftart" style:family="text">
      <style:text-properties style:language-asian="de" style:country-asian="DE"/>
    </style:style>
    <style:style style:name="T117" style:parent-style-name="Absatz-Standardschriftart" style:family="text">
      <style:text-properties style:language-asian="de" style:country-asian="DE"/>
    </style:style>
    <style:style style:name="T118" style:parent-style-name="Absatz-Standardschriftart" style:family="text">
      <style:text-properties style:language-asian="de" style:country-asian="DE"/>
    </style:style>
    <style:style style:name="P119" style:parent-style-name="Standard" style:family="paragraph">
      <style:paragraph-properties fo:text-align="center" fo:margin-top="0in" fo:margin-bottom="0in" fo:line-height="100%"/>
    </style:style>
    <style:style style:name="T120" style:parent-style-name="Absatz-Standardschriftart" style:family="text">
      <style:text-properties style:language-asian="de" style:country-asian="DE"/>
    </style:style>
    <style:style style:name="T121" style:parent-style-name="Absatz-Standardschriftart" style:family="text">
      <style:text-properties style:language-asian="de" style:country-asian="DE"/>
    </style:style>
    <style:style style:name="P122" style:parent-style-name="Standard" style:family="paragraph">
      <style:paragraph-properties fo:text-align="center" fo:margin-top="0in" fo:margin-bottom="0in" fo:line-height="100%"/>
    </style:style>
    <style:style style:name="T123" style:parent-style-name="Absatz-Standardschriftart" style:family="text">
      <style:text-properties style:language-asian="de" style:country-asian="DE"/>
    </style:style>
    <style:style style:name="T124" style:parent-style-name="Absatz-Standardschriftart" style:family="text">
      <style:text-properties style:language-asian="de" style:country-asian="DE"/>
    </style:style>
    <style:style style:name="P125" style:parent-style-name="Standard" style:family="paragraph">
      <style:paragraph-properties fo:text-align="center" fo:margin-top="0in" fo:margin-bottom="0in" fo:line-height="100%"/>
    </style:style>
    <style:style style:name="T126" style:parent-style-name="Absatz-Standardschriftart" style:family="text">
      <style:text-properties style:language-asian="de" style:country-asian="DE"/>
    </style:style>
    <style:style style:name="P127" style:parent-style-name="Standard" style:family="paragraph">
      <style:paragraph-properties fo:text-align="center" fo:margin-top="0in" fo:margin-bottom="0in" fo:line-height="100%"/>
    </style:style>
    <style:style style:name="T128" style:parent-style-name="Absatz-Standardschriftart" style:family="text">
      <style:text-properties style:language-asian="de" style:country-asian="DE"/>
    </style:style>
    <style:style style:name="T129" style:parent-style-name="Absatz-Standardschriftart" style:family="text">
      <style:text-properties style:language-asian="de" style:country-asian="DE"/>
    </style:style>
    <style:style style:name="T130" style:parent-style-name="Absatz-Standardschriftart" style:family="text">
      <style:text-properties style:language-asian="de" style:country-asian="DE"/>
    </style:style>
    <style:style style:name="T131" style:parent-style-name="Absatz-Standardschriftart" style:family="text">
      <style:text-properties style:language-asian="de" style:country-asian="DE"/>
    </style:style>
    <style:style style:name="P132" style:parent-style-name="Standard" style:family="paragraph">
      <style:paragraph-properties fo:text-align="center" fo:margin-top="0in" fo:margin-bottom="0in" fo:line-height="100%"/>
    </style:style>
    <style:style style:name="T133" style:parent-style-name="Absatz-Standardschriftart" style:family="text">
      <style:text-properties style:language-asian="de" style:country-asian="DE"/>
    </style:style>
    <style:style style:name="T134" style:parent-style-name="Absatz-Standardschriftart" style:family="text">
      <style:text-properties style:language-asian="de" style:country-asian="DE"/>
    </style:style>
    <style:style style:name="P135" style:parent-style-name="Standard" style:family="paragraph">
      <style:paragraph-properties fo:text-align="center" fo:margin-top="0in" fo:margin-bottom="0in" fo:line-height="100%"/>
    </style:style>
    <style:style style:name="T136" style:parent-style-name="Absatz-Standardschriftart" style:family="text">
      <style:text-properties style:language-asian="de" style:country-asian="DE"/>
    </style:style>
    <style:style style:name="T137" style:parent-style-name="Absatz-Standardschriftart" style:family="text">
      <style:text-properties style:language-asian="de" style:country-asian="DE"/>
    </style:style>
    <style:style style:name="T138" style:parent-style-name="Absatz-Standardschriftart" style:family="text">
      <style:text-properties style:language-asian="de" style:country-asian="DE"/>
    </style:style>
    <style:style style:name="P139" style:parent-style-name="Standard" style:family="paragraph">
      <style:paragraph-properties fo:text-align="center" fo:margin-top="0in" fo:margin-bottom="0in" fo:line-height="100%"/>
    </style:style>
    <style:style style:name="P140" style:parent-style-name="Standard" style:family="paragraph">
      <style:paragraph-properties fo:break-before="page"/>
    </style:style>
    <style:style style:name="P141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42" style:parent-style-name="Absatz-Standardschriftart" style:family="text">
      <style:text-properties style:language-asian="de" style:country-asian="DE"/>
    </style:style>
    <style:style style:name="T143" style:parent-style-name="Absatz-Standardschriftart" style:family="text">
      <style:text-properties style:language-asian="de" style:country-asian="DE"/>
    </style:style>
    <style:style style:name="P144" style:parent-style-name="Standard" style:family="paragraph">
      <style:paragraph-properties fo:text-align="center" fo:margin-top="0in" fo:margin-bottom="0in" fo:line-height="100%"/>
    </style:style>
    <style:style style:name="T145" style:parent-style-name="Absatz-Standardschriftart" style:family="text">
      <style:text-properties style:language-asian="de" style:country-asian="DE"/>
    </style:style>
    <style:style style:name="T146" style:parent-style-name="Absatz-Standardschriftart" style:family="text">
      <style:text-properties style:language-asian="de" style:country-asian="DE"/>
    </style:style>
    <style:style style:name="T147" style:parent-style-name="Absatz-Standardschriftart" style:family="text">
      <style:text-properties style:language-asian="de" style:country-asian="DE"/>
    </style:style>
    <style:style style:name="T148" style:parent-style-name="Absatz-Standardschriftart" style:family="text">
      <style:text-properties style:language-asian="de" style:country-asian="DE"/>
    </style:style>
    <style:style style:name="T149" style:parent-style-name="Absatz-Standardschriftart" style:family="text">
      <style:text-properties style:language-asian="de" style:country-asian="DE"/>
    </style:style>
    <style:style style:name="T150" style:parent-style-name="Absatz-Standardschriftart" style:family="text">
      <style:text-properties style:language-asian="de" style:country-asian="DE"/>
    </style:style>
    <style:style style:name="T151" style:parent-style-name="Absatz-Standardschriftart" style:family="text">
      <style:text-properties style:language-asian="de" style:country-asian="DE"/>
    </style:style>
    <style:style style:name="P152" style:parent-style-name="Standard" style:family="paragraph">
      <style:paragraph-properties fo:text-align="center" fo:margin-top="0in" fo:margin-bottom="0in" fo:line-height="100%"/>
    </style:style>
    <style:style style:name="T153" style:parent-style-name="Absatz-Standardschriftart" style:family="text">
      <style:text-properties style:language-asian="de" style:country-asian="DE"/>
    </style:style>
    <style:style style:name="P154" style:parent-style-name="Standard" style:family="paragraph">
      <style:paragraph-properties fo:text-align="center" fo:margin-top="0in" fo:margin-bottom="0in" fo:line-height="100%"/>
    </style:style>
    <style:style style:name="T155" style:parent-style-name="Absatz-Standardschriftart" style:family="text">
      <style:text-properties style:language-asian="de" style:country-asian="DE"/>
    </style:style>
    <style:style style:name="P156" style:parent-style-name="Standard" style:family="paragraph">
      <style:paragraph-properties fo:text-align="center" fo:margin-top="0in" fo:margin-bottom="0in" fo:line-height="100%"/>
    </style:style>
    <style:style style:name="T157" style:parent-style-name="Absatz-Standardschriftart" style:family="text">
      <style:text-properties style:language-asian="de" style:country-asian="DE"/>
    </style:style>
    <style:style style:name="P158" style:parent-style-name="Standard" style:family="paragraph">
      <style:paragraph-properties fo:text-align="center" fo:margin-top="0in" fo:margin-bottom="0in" fo:line-height="100%"/>
    </style:style>
    <style:style style:name="T159" style:parent-style-name="Absatz-Standardschriftart" style:family="text">
      <style:text-properties style:language-asian="de" style:country-asian="DE"/>
    </style:style>
    <style:style style:name="T160" style:parent-style-name="Absatz-Standardschriftart" style:family="text">
      <style:text-properties style:language-asian="de" style:country-asian="DE"/>
    </style:style>
    <style:style style:name="T161" style:parent-style-name="Absatz-Standardschriftart" style:family="text">
      <style:text-properties style:language-asian="de" style:country-asian="DE"/>
    </style:style>
    <style:style style:name="T162" style:parent-style-name="Absatz-Standardschriftart" style:family="text">
      <style:text-properties style:language-asian="de" style:country-asian="DE"/>
    </style:style>
    <style:style style:name="T163" style:parent-style-name="Absatz-Standardschriftart" style:family="text">
      <style:text-properties style:language-asian="de" style:country-asian="DE"/>
    </style:style>
    <style:style style:name="T164" style:parent-style-name="Absatz-Standardschriftart" style:family="text">
      <style:text-properties style:language-asian="de" style:country-asian="DE"/>
    </style:style>
    <style:style style:name="T165" style:parent-style-name="Absatz-Standardschriftart" style:family="text">
      <style:text-properties style:language-asian="de" style:country-asian="DE"/>
    </style:style>
    <style:style style:name="P166" style:parent-style-name="Standard" style:family="paragraph">
      <style:paragraph-properties fo:text-align="center" fo:margin-top="0in" fo:margin-bottom="0in" fo:line-height="100%"/>
    </style:style>
    <style:style style:name="T167" style:parent-style-name="Absatz-Standardschriftart" style:family="text">
      <style:text-properties style:language-asian="de" style:country-asian="DE"/>
    </style:style>
    <style:style style:name="T168" style:parent-style-name="Absatz-Standardschriftart" style:family="text">
      <style:text-properties style:language-asian="de" style:country-asian="DE"/>
    </style:style>
    <style:style style:name="P169" style:parent-style-name="Standard" style:family="paragraph">
      <style:paragraph-properties fo:text-align="center" fo:margin-top="0in" fo:margin-bottom="0in" fo:line-height="100%"/>
    </style:style>
    <style:style style:name="T170" style:parent-style-name="Absatz-Standardschriftart" style:family="text">
      <style:text-properties style:language-asian="de" style:country-asian="DE"/>
    </style:style>
    <style:style style:name="P171" style:parent-style-name="Standard" style:family="paragraph">
      <style:paragraph-properties fo:text-align="center" fo:margin-top="0in" fo:margin-bottom="0in" fo:line-height="100%"/>
    </style:style>
    <style:style style:name="T172" style:parent-style-name="Absatz-Standardschriftart" style:family="text">
      <style:text-properties style:language-asian="de" style:country-asian="DE"/>
    </style:style>
    <style:style style:name="T173" style:parent-style-name="Absatz-Standardschriftart" style:family="text">
      <style:text-properties style:language-asian="de" style:country-asian="DE"/>
    </style:style>
    <style:style style:name="P174" style:parent-style-name="Standard" style:family="paragraph">
      <style:paragraph-properties fo:break-before="page"/>
    </style:style>
    <style:style style:name="P175" style:parent-style-name="Überschrift1" style:family="paragraph">
      <style:paragraph-properties fo:text-align="center"/>
    </style:style>
    <style:style style:name="T176" style:parent-style-name="Absatz-Standardschriftart" style:family="text">
      <style:text-properties style:language-asian="de" style:country-asian="DE"/>
    </style:style>
    <style:style style:name="T177" style:parent-style-name="Absatz-Standardschriftart" style:family="text">
      <style:text-properties fo:font-weight="bold" style:font-weight-asian="bold" fo:color="#000000"/>
    </style:style>
    <style:style style:name="T178" style:parent-style-name="Absatz-Standardschriftart" style:family="text">
      <style:text-properties style:language-asian="de" style:country-asian="DE"/>
    </style:style>
    <style:style style:name="T179" style:parent-style-name="Absatz-Standardschriftart" style:family="text">
      <style:text-properties style:language-asian="de" style:country-asian="DE"/>
    </style:style>
    <style:style style:name="T180" style:parent-style-name="Absatz-Standardschriftart" style:family="text">
      <style:text-properties style:language-asian="de" style:country-asian="DE"/>
    </style:style>
    <style:style style:name="T181" style:parent-style-name="Absatz-Standardschriftart" style:family="text">
      <style:text-properties style:language-asian="de" style:country-asian="DE"/>
    </style:style>
    <style:style style:name="P182" style:parent-style-name="Standard" style:family="paragraph">
      <style:paragraph-properties fo:text-align="center" fo:margin-top="0in" fo:margin-bottom="0in" fo:line-height="100%"/>
    </style:style>
    <style:style style:name="T183" style:parent-style-name="Absatz-Standardschriftart" style:family="text">
      <style:text-properties style:language-asian="de" style:country-asian="DE"/>
    </style:style>
    <style:style style:name="T184" style:parent-style-name="Absatz-Standardschriftart" style:family="text">
      <style:text-properties style:language-asian="de" style:country-asian="DE"/>
    </style:style>
    <style:style style:name="P185" style:parent-style-name="Standard" style:family="paragraph">
      <style:paragraph-properties fo:text-align="center" fo:margin-top="0in" fo:margin-bottom="0in" fo:line-height="100%"/>
    </style:style>
    <style:style style:name="T186" style:parent-style-name="Absatz-Standardschriftart" style:family="text">
      <style:text-properties style:language-asian="de" style:country-asian="DE"/>
    </style:style>
    <style:style style:name="P187" style:parent-style-name="Standard" style:family="paragraph">
      <style:paragraph-properties fo:text-align="center" fo:margin-top="0in" fo:margin-bottom="0in" fo:line-height="100%"/>
    </style:style>
    <style:style style:name="T188" style:parent-style-name="Absatz-Standardschriftart" style:family="text">
      <style:text-properties style:language-asian="de" style:country-asian="DE"/>
    </style:style>
    <style:style style:name="T189" style:parent-style-name="Absatz-Standardschriftart" style:family="text">
      <style:text-properties style:language-asian="de" style:country-asian="DE"/>
    </style:style>
    <style:style style:name="P190" style:parent-style-name="Standard" style:family="paragraph">
      <style:paragraph-properties fo:text-align="center" fo:margin-top="0in" fo:margin-bottom="0in" fo:line-height="100%"/>
    </style:style>
    <style:style style:name="T191" style:parent-style-name="Absatz-Standardschriftart" style:family="text">
      <style:text-properties style:language-asian="de" style:country-asian="DE"/>
    </style:style>
    <style:style style:name="T192" style:parent-style-name="Absatz-Standardschriftart" style:family="text">
      <style:text-properties style:language-asian="de" style:country-asian="DE"/>
    </style:style>
    <style:style style:name="P193" style:parent-style-name="Standard" style:family="paragraph">
      <style:paragraph-properties fo:text-align="center" fo:margin-top="0in" fo:margin-bottom="0in" fo:line-height="100%"/>
    </style:style>
    <style:style style:name="T194" style:parent-style-name="Absatz-Standardschriftart" style:family="text">
      <style:text-properties style:language-asian="de" style:country-asian="DE"/>
    </style:style>
    <style:style style:name="T195" style:parent-style-name="Absatz-Standardschriftart" style:family="text">
      <style:text-properties style:language-asian="de" style:country-asian="DE"/>
    </style:style>
    <style:style style:name="P196" style:parent-style-name="Standard" style:family="paragraph">
      <style:paragraph-properties fo:break-before="page"/>
    </style:style>
    <style:style style:name="P197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98" style:parent-style-name="Absatz-Standardschriftart" style:family="text">
      <style:text-properties style:language-asian="de" style:country-asian="DE"/>
    </style:style>
    <style:style style:name="T199" style:parent-style-name="Absatz-Standardschriftart" style:family="text">
      <style:text-properties style:language-asian="de" style:country-asian="DE"/>
    </style:style>
    <style:style style:name="T200" style:parent-style-name="Absatz-Standardschriftart" style:family="text">
      <style:text-properties style:language-asian="de" style:country-asian="DE"/>
    </style:style>
    <style:style style:name="T201" style:parent-style-name="Absatz-Standardschriftart" style:family="text">
      <style:text-properties style:language-asian="de" style:country-asian="DE"/>
    </style:style>
    <style:style style:name="T202" style:parent-style-name="Absatz-Standardschriftart" style:family="text">
      <style:text-properties style:language-asian="de" style:country-asian="DE"/>
    </style:style>
    <style:style style:name="T203" style:parent-style-name="Absatz-Standardschriftart" style:family="text">
      <style:text-properties style:language-asian="de" style:country-asian="DE"/>
    </style:style>
    <style:style style:name="P204" style:parent-style-name="Standard" style:family="paragraph">
      <style:paragraph-properties fo:text-align="center" fo:margin-top="0in" fo:margin-bottom="0in" fo:line-height="100%"/>
    </style:style>
    <style:style style:name="T205" style:parent-style-name="Absatz-Standardschriftart" style:family="text">
      <style:text-properties style:language-asian="de" style:country-asian="DE"/>
    </style:style>
    <style:style style:name="T206" style:parent-style-name="Absatz-Standardschriftart" style:family="text">
      <style:text-properties style:language-asian="de" style:country-asian="DE"/>
    </style:style>
    <style:style style:name="P207" style:parent-style-name="Standard" style:family="paragraph">
      <style:paragraph-properties fo:text-align="center" fo:margin-top="0in" fo:margin-bottom="0in" fo:line-height="100%"/>
    </style:style>
    <style:style style:name="T208" style:parent-style-name="Absatz-Standardschriftart" style:family="text">
      <style:text-properties style:language-asian="de" style:country-asian="DE"/>
    </style:style>
    <style:style style:name="T209" style:parent-style-name="Absatz-Standardschriftart" style:family="text">
      <style:text-properties style:language-asian="de" style:country-asian="DE"/>
    </style:style>
    <style:style style:name="P210" style:parent-style-name="Standard" style:family="paragraph">
      <style:paragraph-properties fo:margin-top="0in" fo:margin-bottom="0in" fo:line-height="100%"/>
    </style:style>
    <style:style style:name="T211" style:parent-style-name="Absatz-Standardschriftart" style:family="text">
      <style:text-properties style:language-asian="de" style:country-asian="DE"/>
    </style:style>
    <style:style style:name="T212" style:parent-style-name="Absatz-Standardschriftart" style:family="text">
      <style:text-properties style:language-asian="de" style:country-asian="DE"/>
    </style:style>
    <style:style style:name="P213" style:parent-style-name="Standard" style:family="paragraph">
      <style:paragraph-properties fo:text-align="center" fo:margin-top="0in" fo:margin-bottom="0in" fo:line-height="100%"/>
    </style:style>
    <style:style style:name="T214" style:parent-style-name="Absatz-Standardschriftart" style:family="text">
      <style:text-properties style:language-asian="de" style:country-asian="DE"/>
    </style:style>
    <style:style style:name="P215" style:parent-style-name="Standard" style:family="paragraph">
      <style:paragraph-properties fo:text-align="center" fo:margin-top="0in" fo:margin-bottom="0in" fo:line-height="100%"/>
    </style:style>
    <style:style style:name="T216" style:parent-style-name="Absatz-Standardschriftart" style:family="text">
      <style:text-properties style:language-asian="de" style:country-asian="DE"/>
    </style:style>
    <style:style style:name="T217" style:parent-style-name="Absatz-Standardschriftart" style:family="text">
      <style:text-properties style:language-asian="de" style:country-asian="DE"/>
    </style:style>
    <style:style style:name="P218" style:parent-style-name="Standard" style:family="paragraph">
      <style:paragraph-properties fo:break-before="page"/>
    </style:style>
    <style:style style:name="P219" style:parent-style-name="Überschrift1" style:family="paragraph">
      <style:paragraph-properties fo:text-align="center"/>
      <style:text-properties fo:font-weight="bold" style:font-weight-asian="bold" fo:color="#000000"/>
    </style:style>
    <style:style style:name="T220" style:parent-style-name="Absatz-Standardschriftart" style:family="text">
      <style:text-properties style:language-asian="de" style:country-asian="DE"/>
    </style:style>
    <style:style style:name="T221" style:parent-style-name="Absatz-Standardschriftart" style:family="text">
      <style:text-properties style:language-asian="de" style:country-asian="DE"/>
    </style:style>
    <style:style style:name="T222" style:parent-style-name="Absatz-Standardschriftart" style:family="text">
      <style:text-properties style:language-asian="de" style:country-asian="DE"/>
    </style:style>
    <style:style style:name="T223" style:parent-style-name="Absatz-Standardschriftart" style:family="text">
      <style:text-properties style:language-asian="de" style:country-asian="DE"/>
    </style:style>
    <style:style style:name="P224" style:parent-style-name="Standard" style:family="paragraph">
      <style:paragraph-properties fo:text-align="center" fo:margin-top="0in" fo:margin-bottom="0in" fo:line-height="100%"/>
    </style:style>
    <style:style style:name="T225" style:parent-style-name="Absatz-Standardschriftart" style:family="text">
      <style:text-properties style:language-asian="de" style:country-asian="DE"/>
    </style:style>
    <style:style style:name="T226" style:parent-style-name="Absatz-Standardschriftart" style:family="text">
      <style:text-properties style:language-asian="de" style:country-asian="DE"/>
    </style:style>
    <style:style style:name="T227" style:parent-style-name="Absatz-Standardschriftart" style:family="text">
      <style:text-properties style:language-asian="de" style:country-asian="DE"/>
    </style:style>
    <style:style style:name="P228" style:parent-style-name="Standard" style:family="paragraph">
      <style:paragraph-properties fo:text-align="center" fo:margin-top="0in" fo:margin-bottom="0in" fo:line-height="100%"/>
    </style:style>
    <style:style style:name="T229" style:parent-style-name="Absatz-Standardschriftart" style:family="text">
      <style:text-properties style:language-asian="de" style:country-asian="DE"/>
    </style:style>
    <style:style style:name="P230" style:parent-style-name="Standard" style:family="paragraph">
      <style:paragraph-properties fo:margin-top="0in" fo:margin-bottom="0in" fo:line-height="100%"/>
    </style:style>
    <style:style style:name="T231" style:parent-style-name="Absatz-Standardschriftart" style:family="text">
      <style:text-properties style:language-asian="de" style:country-asian="DE"/>
    </style:style>
    <style:style style:name="T232" style:parent-style-name="Absatz-Standardschriftart" style:family="text">
      <style:text-properties style:language-asian="de" style:country-asian="DE"/>
    </style:style>
    <style:style style:name="T233" style:parent-style-name="Absatz-Standardschriftart" style:family="text">
      <style:text-properties style:language-asian="de" style:country-asian="DE"/>
    </style:style>
    <style:style style:name="T234" style:parent-style-name="Absatz-Standardschriftart" style:family="text">
      <style:text-properties style:language-asian="de" style:country-asian="DE"/>
    </style:style>
    <style:style style:name="P235" style:parent-style-name="Standard" style:family="paragraph">
      <style:paragraph-properties fo:text-align="center" fo:margin-top="0in" fo:margin-bottom="0in" fo:line-height="100%"/>
    </style:style>
    <style:style style:name="P236" style:parent-style-name="Standard" style:family="paragraph">
      <style:paragraph-properties fo:break-before="page"/>
      <style:text-properties fo:hyphenate="true"/>
    </style:style>
    <style:style style:name="P237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38" style:parent-style-name="Standard" style:family="paragraph">
      <style:paragraph-properties fo:break-before="page"/>
      <style:text-properties fo:hyphenate="true"/>
    </style:style>
    <style:style style:name="P239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40" style:parent-style-name="Standard" style:family="paragraph">
      <style:paragraph-properties fo:break-before="page"/>
      <style:text-properties fo:hyphenate="true"/>
    </style:style>
    <style:style style:name="P241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42" style:parent-style-name="Standard" style:family="paragraph">
      <style:paragraph-properties fo:break-before="page"/>
      <style:text-properties fo:hyphenate="true"/>
    </style:style>
    <style:style style:name="P243" style:parent-style-name="Standard" style:family="paragraph">
      <style:paragraph-properties fo:break-before="page"/>
      <style:text-properties fo:hyphenate="true"/>
    </style:style>
    <style:style style:name="P244" style:parent-style-name="Standard" style:family="paragraph">
      <style:paragraph-properties fo:break-before="page"/>
      <style:text-properties fo:hyphenate="true"/>
    </style:style>
    <style:style style:name="P245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46" style:parent-style-name="Standard" style:family="paragraph">
      <style:paragraph-properties fo:break-before="page"/>
      <style:text-properties fo:hyphenate="true"/>
    </style:style>
    <style:style style:name="P247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48" style:parent-style-name="Standard" style:family="paragraph">
      <style:paragraph-properties fo:break-before="page"/>
      <style:text-properties fo:hyphenate="true"/>
    </style:style>
    <style:style style:name="P249" style:parent-style-name="Überschrift1" style:family="paragraph">
      <style:paragraph-properties fo:text-align="center"/>
      <style:text-properties fo:font-weight="bold" style:font-weight-asian="bold" fo:color="#000000"/>
    </style:style>
    <style:style style:name="P250" style:parent-style-name="Standard" style:family="paragraph">
      <style:text-properties fo:hyphenate="true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none" draw:stroke="solid" svg:stroke-width="0.00694in" svg:stroke-color="#000000" draw:marker-end="a1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style:wrap="run-through" style:run-through="foreground" draw:fill="none" draw:stroke="solid" svg:stroke-width="0.00694in" svg:stroke-color="#000000" draw:marker-end="a1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6">
      <style:graphic-properties style:wrap="run-through" style:run-through="foreground" draw:fill="none" draw:stroke="solid" svg:stroke-width="0.00694in" svg:stroke-color="#000000" draw:marker-end="a1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8">
      <style:graphic-properties style:wrap="run-through" style:run-through="foreground" draw:fill="none" draw:stroke="solid" svg:stroke-width="0.00694in" svg:stroke-color="#000000" draw:marker-end="a1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000000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5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04">
      <style:graphic-properties style:wrap="run-through" style:run-through="foreground" draw:fill="none" draw:stroke="solid" svg:stroke-width="0.00694in" svg:stroke-color="#000000" draw:marker-end="a2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solid" svg:stroke-width="0.00694in" svg:stroke-color="#000000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9">
      <style:graphic-properties style:wrap="run-through" style:run-through="foreground" draw:fill="none" draw:stroke="solid" svg:stroke-width="0.00694in" svg:stroke-color="#000000" draw:marker-end="a2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000000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0">
      <style:graphic-properties style:wrap="run-through" style:run-through="foreground" draw:fill="none" draw:stroke="solid" svg:stroke-width="0.00694in" svg:stroke-color="#000000" draw:marker-end="a1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foreground" draw:fill="none" draw:stroke="solid" svg:stroke-width="0.00694in" svg:stroke-color="#000000" draw:marker-end="a1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68">
      <style:graphic-properties style:wrap="run-through" style:run-through="foreground" draw:fill="none" draw:stroke="solid" svg:stroke-width="0.00694in" svg:stroke-color="#000000" draw:marker-end="a1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4">
      <style:graphic-properties style:wrap="run-through" style:run-through="foreground" draw:fill="none" draw:stroke="solid" svg:stroke-width="0.00694in" svg:stroke-color="#000000" draw:marker-end="a2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7">
      <style:graphic-properties style:wrap="run-through" style:run-through="foreground" draw:fill="none" draw:stroke="solid" svg:stroke-width="0.00694in" svg:stroke-color="#000000" draw:marker-end="a2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0694in" svg:stroke-color="#000000" draw:marker-end="a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style:wrap="run-through" style:run-through="foreground" draw:fill="none" draw:stroke="solid" svg:stroke-width="0.00694in" svg:stroke-color="#000000" draw:marker-end="a1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04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72">
      <style:graphic-properties style:wrap="run-through" style:run-through="foreground" draw:fill="none" draw:stroke="solid" svg:stroke-width="0.00694in" svg:stroke-color="#000000" draw:marker-end="a1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4">
      <style:graphic-properties style:wrap="run-through" style:run-through="foreground" draw:fill="none" draw:stroke="solid" svg:stroke-width="0.00694in" svg:stroke-color="#000000" draw:marker-end="a17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none" draw:stroke="solid" svg:stroke-width="0.00694in" svg:stroke-color="#000000" draw:marker-end="a1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77">
      <style:graphic-properties style:wrap="run-through" style:run-through="foreground" draw:fill="none" draw:stroke="solid" svg:stroke-width="0.00694in" svg:stroke-color="#000000" draw:marker-end="a1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style:wrap="run-through" style:run-through="foreground" draw:fill="none" draw:stroke="solid" svg:stroke-width="0.00694in" svg:stroke-color="#000000" draw:marker-end="a2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3">
      <style:graphic-properties style:wrap="run-through" style:run-through="foreground" draw:fill="none" draw:stroke="solid" svg:stroke-width="0.00694in" svg:stroke-color="#000000" draw:marker-end="a2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000000" draw:marker-end="a7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26">
      <style:graphic-properties style:wrap="run-through" style:run-through="foreground" draw:fill="none" draw:stroke="solid" svg:stroke-width="0.00694in" svg:stroke-color="#000000" draw:marker-end="a2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8">
      <style:graphic-properties style:wrap="run-through" style:run-through="foreground" draw:fill="none" draw:stroke="solid" svg:stroke-width="0.00694in" svg:stroke-color="#000000" draw:marker-end="a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113">
      <style:graphic-properties style:wrap="run-through" style:run-through="foreground" draw:fill="none" draw:stroke="solid" svg:stroke-width="0.00694in" svg:stroke-color="#000000" draw:marker-end="a1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5">
      <style:graphic-properties style:wrap="run-through" style:run-through="foreground" draw:fill="none" draw:stroke="solid" svg:stroke-width="0.00694in" svg:stroke-color="#000000" draw:marker-end="a18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none" draw:stroke="solid" svg:stroke-width="0.00694in" svg:stroke-color="#000000" draw:marker-end="a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draw:marker-end="a8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4">
      <style:graphic-properties style:wrap="run-through" style:run-through="foreground" draw:fill="none" draw:stroke="solid" svg:stroke-width="0.00694in" svg:stroke-color="#000000" draw:marker-end="a2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0694in" svg:stroke-color="#000000" draw:marker-end="a8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6">
      <style:graphic-properties style:wrap="run-through" style:run-through="foreground" draw:fill="none" draw:stroke="solid" svg:stroke-width="0.00694in" svg:stroke-color="#000000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9">
      <style:graphic-properties style:wrap="run-through" style:run-through="foreground" draw:fill="none" draw:stroke="solid" svg:stroke-width="0.00694in" svg:stroke-color="#000000" draw:marker-end="a2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1">
      <style:graphic-properties style:wrap="run-through" style:run-through="foreground" draw:fill="none" draw:stroke="solid" svg:stroke-width="0.00694in" svg:stroke-color="#000000" draw:marker-end="a1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0">
      <style:graphic-properties style:wrap="run-through" style:run-through="foreground" draw:fill="none" draw:stroke="solid" svg:stroke-width="0.00694in" svg:stroke-color="#000000" draw:marker-end="a18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2">
      <style:graphic-properties style:wrap="run-through" style:run-through="foreground" draw:fill="none" draw:stroke="solid" svg:stroke-width="0.00694in" svg:stroke-color="#000000" draw:marker-end="a1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0694in" svg:stroke-color="#000000" draw:marker-end="a1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5">
      <style:graphic-properties style:wrap="run-through" style:run-through="foreground" draw:fill="none" draw:stroke="solid" svg:stroke-width="0.00694in" svg:stroke-color="#000000" draw:marker-end="a1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8">
      <style:graphic-properties style:wrap="run-through" style:run-through="foreground" draw:fill="none" draw:stroke="solid" svg:stroke-width="0.00694in" svg:stroke-color="#000000" draw:marker-end="a1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8">
      <style:graphic-properties style:wrap="run-through" style:run-through="foreground" draw:fill="none" draw:stroke="solid" svg:stroke-width="0.00694in" svg:stroke-color="#000000" draw:marker-end="a1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45">
      <style:graphic-properties style:wrap="run-through" style:run-through="foreground" draw:fill="none" draw:stroke="solid" svg:stroke-width="0.00694in" svg:stroke-color="#000000" draw:marker-end="a2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7">
      <style:graphic-properties style:wrap="run-through" style:run-through="foreground" draw:fill="none" draw:stroke="solid" svg:stroke-width="0.00694in" svg:stroke-color="#000000" draw:marker-end="a2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>
      <style:graphic-properties style:wrap="run-through" style:run-through="foreground" draw:fill="none" draw:stroke="solid" svg:stroke-width="0.00694in" svg:stroke-color="#000000" draw:marker-end="a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none" draw:stroke="solid" svg:stroke-width="0.00694in" svg:stroke-color="#000000" draw:marker-end="a1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2">
      <style:graphic-properties style:wrap="run-through" style:run-through="foreground" draw:fill="none" draw:stroke="solid" svg:stroke-width="0.00694in" svg:stroke-color="#000000" draw:marker-end="a1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7">
      <style:graphic-properties style:wrap="run-through" style:run-through="foreground" draw:fill="none" draw:stroke="solid" svg:stroke-width="0.00694in" svg:stroke-color="#000000" draw:marker-end="a1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5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25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4">
      <style:graphic-properties style:wrap="run-through" style:run-through="foreground" draw:fill="none" draw:stroke="solid" svg:stroke-width="0.00694in" svg:stroke-color="#000000" draw:marker-end="a2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4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4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0694in" svg:stroke-color="#000000" draw:marker-end="a1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8">
      <style:graphic-properties style:wrap="run-through" style:run-through="foreground" draw:fill="none" draw:stroke="solid" svg:stroke-width="0.00694in" svg:stroke-color="#000000" draw:marker-end="a1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482213764"/><text:bookmark-start text:name="_Toc482266862"/><text:bookmark-end text:name="_Hlk482213764"/>Inhalt<text:bookmark-end text:name="_Toc48226686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482266862" office:target-frame-name="_top" xlink:show="replace"><text:span text:style-name="Hyperlink">Inhalt</text:span><text:tab/>1</text:a></text:p>
          <text:p text:style-name="P7"><text:a xlink:href="#_Toc482266863" office:target-frame-name="_top" xlink:show="replace"><text:span text:style-name="Hyperlink">Wunschliste erstellen</text:span><text:tab/>2</text:a></text:p>
          <text:p text:style-name="P8"><text:a xlink:href="#_Toc482266864" office:target-frame-name="_top" xlink:show="replace"><text:span text:style-name="Hyperlink">Wunschliste bearbeiten</text:span><text:tab/>3</text:a></text:p>
          <text:p text:style-name="P9"><text:a xlink:href="#_Toc482266865" office:target-frame-name="_top" xlink:show="replace"><text:span text:style-name="Hyperlink">Wunsch hinzufügen</text:span><text:tab/>4</text:a></text:p>
          <text:p text:style-name="P10"><text:a xlink:href="#_Toc482266866" office:target-frame-name="_top" xlink:show="replace"><text:span text:style-name="Hyperlink">Wunsch bearbeiten</text:span><text:tab/>5</text:a></text:p>
          <text:p text:style-name="P11"><text:a xlink:href="#_Toc482266867" office:target-frame-name="_top" xlink:show="replace"><text:span text:style-name="Hyperlink">Wunsch löschen</text:span><text:tab/>6</text:a></text:p>
          <text:p text:style-name="P12"><text:a xlink:href="#_Toc482266868" office:target-frame-name="_top" xlink:show="replace"><text:span text:style-name="Hyperlink">Wunschliste löschen</text:span><text:tab/>7</text:a></text:p>
          <text:p text:style-name="P13"><text:a xlink:href="#_Toc482266869" office:target-frame-name="_top" xlink:show="replace"><text:span text:style-name="Hyperlink">Wunschliste individualisieren</text:span><text:tab/>8</text:a></text:p>
        </text:index-body>
      </text:table-of-content>
      <text:p text:style-name="Standard"/>
      <text:p text:style-name="P14"/>
      <text:h text:style-name="P15" text:outline-level="1"><text:bookmark-start text:name="_Toc482216796"/><text:bookmark-start text:name="_Toc482266863"/>Wunschliste erstellen<text:bookmark-end text:name="_Toc482216796"/><text:bookmark-end text:name="_Toc482266863"/></text:h>
      <text:p text:style-name="Standard"><text:span text:style-name="T16"><draw:connector draw:type="line" svg:x1="3.03959in" svg:y1="0.08194in" svg:x2="3.03056in" svg:y2="0.37361in" draw:z-index="251658752" draw:id="id0" draw:style-name="a1" draw:name="Gerade Verbindung mit Pfeil 205" text:anchor-type="paragraph"><svg:title/><svg:desc/></draw:connector></text:span><text:span text:style-name="T17"><draw:custom-shape svg:x="2.92708in" svg:y="0.39028in" svg:width="0.22639in" svg:height="0.25278in" draw:z-index="251657728" draw:id="id1" draw:style-name="a2" draw:name="Ellipse 20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8"><draw:connector draw:type="standard" svg:x1="1.52639in" svg:y1="3.49653in" svg:x2="2.73472in" svg:y2="0.09375in" draw:z-index="251765248" draw:id="id2" draw:style-name="a4" draw:name="Verbinder: gewinkelt 198" text:anchor-type="paragraph"><svg:title/><svg:desc/></draw:connector></text:span><text:span text:style-name="T19"><draw:connector draw:type="standard" svg:x1="3.59861in" svg:y1="6.15625in" svg:x2="3.24514in" svg:y2="0.09444in" draw:z-index="251677184" draw:id="id3" draw:style-name="a6" draw:name="Verbinder: gewinkelt 312" text:anchor-type="paragraph"><svg:title/><svg:desc/></draw:connector></text:span><text:span text:style-name="T20"><draw:connector draw:type="line" svg:x1="3.04167in" svg:y1="0.20972in" svg:x2="3.04167in" svg:y2="0.47986in" draw:z-index="251664896" draw:id="id4" draw:style-name="a8" draw:name="Gerade Verbindung mit Pfeil 218" text:anchor-type="paragraph"><svg:title/><svg:desc/></draw:connector></text:span></text:p>
      <text:p text:style-name="Standard"><draw:custom-shape svg:x="2.33333in" svg:y="0.14514in" svg:width="1.41667in" svg:height="0.5in" draw:z-index="251744768" draw:id="id5" draw:style-name="a9" draw:name="Rechteck: abgerundete Ecken 293" text:anchor-type="paragraph"><svg:title/><svg:desc/><text:p text:style-name="P21">Listenname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><text:span text:style-name="T22"><draw:connector draw:type="line" svg:x1="3.04722in" svg:y1="0.27222in" svg:x2="3.04722in" svg:y2="0.54236in" draw:z-index="251661824" draw:id="id6" draw:style-name="a11" draw:name="Gerade Verbindung mit Pfeil 209" text:anchor-type="paragraph"><svg:title/><svg:desc/></draw:connector></text:span></text:p>
      <text:p text:style-name="Standard"><text:span text:style-name="T23"><draw:custom-shape svg:x="2.32292in" svg:y="0.22292in" svg:width="1.41667in" svg:height="0.5in" draw:z-index="251660800" draw:id="id7" draw:style-name="a12" draw:name="Rechteck: abgerundete Ecken 207" text:anchor-type="paragraph"><svg:title/><svg:desc/><text:p text:style-name="P24">Anlass aus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5"><draw:connector draw:type="line" svg:x1="3.03681in" svg:y1="0.35833in" svg:x2="3.03681in" svg:y2="0.62847in" draw:z-index="251662848" draw:id="id8" draw:style-name="a14" draw:name="Gerade Verbindung mit Pfeil 216" text:anchor-type="paragraph"><svg:title/><svg:desc/></draw:connector></text:span></text:p>
      <text:p text:style-name="Standard"><text:span text:style-name="T26"><draw:custom-shape svg:x="2.32847in" svg:y="0.29792in" svg:width="1.41667in" svg:height="0.5in" draw:z-index="251665920" draw:id="id9" draw:style-name="a15" draw:name="Rechteck: abgerundete Ecken 219" text:anchor-type="paragraph"><svg:title/><svg:desc/><text:p text:style-name="P27">Ablaufdatum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8"><draw:connector draw:type="line" svg:x1="0.97431in" svg:y1="0.83264in" svg:x2="0.97431in" svg:y2="0.26111in" draw:z-index="251762176" draw:id="id10" draw:style-name="a17" draw:name="Gerade Verbindung mit Pfeil 197" text:anchor-type="paragraph"><svg:title/><svg:desc/></draw:connector></text:span><text:span text:style-name="T29"><draw:g draw:z-index="251688448" draw:name="Gruppieren 331" draw:id="id13" draw:style-name="a20" text:anchor-type="paragraph"><svg:title/><svg:desc/><draw:custom-shape svg:x="0.88541in" svg:y="0.05756in" svg:width="0.15393in" svg:height="0.14559in" draw:id="id11" draw:style-name="a18" draw:name="Ellipse 33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83333in" svg:y="0.00556in" svg:width="0.25in" svg:height="0.25208in" draw:id="id12" draw:style-name="a19" draw:name="Ellipse 33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30"><draw:connector draw:type="standard" svg:x1="4.37986in" svg:y1="1.13264in" svg:x2="3.76597in" svg:y2="0.22639in" draw:z-index="251671040" draw:id="id14" draw:style-name="a22" draw:name="Verbinder: gewinkelt 291" text:anchor-type="paragraph"><svg:title/><svg:desc/></draw:connector></text:span></text:p>
      <text:p text:style-name="Standard"><text:span text:style-name="T31"><draw:custom-shape svg:x="1.86458in" svg:y="0.25833in" svg:width="0.52014in" svg:height="0.33264in" draw:z-index="251575807" draw:id="id15" draw:style-name="a23" draw:name="Rechteck: abgerundete Ecken 313" text:anchor-type="paragraph"><svg:title/><svg:desc/><text:p text:style-name="P32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3"><draw:custom-shape svg:x="0.375in" svg:y="0.00972in" svg:width="0.52014in" svg:height="0.33264in" draw:z-index="251761152" draw:id="id16" draw:style-name="a24" draw:name="Rechteck: abgerundete Ecken 315" text:anchor-type="paragraph"><svg:title/><svg:desc/><text:p text:style-name="P34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5"><draw:g draw:z-index="251666944" draw:name="Gruppieren 221" draw:id="id19" draw:style-name="a27" text:anchor-type="paragraph"><svg:title/><svg:desc/><draw:custom-shape svg:x="2.64571in" svg:y="0.56585in" svg:width="0.77557in" svg:height="0.40909in" draw:id="id17" draw:style-name="a25" draw:name="Rechteck: abgerundete Ecken 222"><svg:title/><svg:desc/><text:p text:style-name="P36">gültig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2014in" svg:y="0.35278in" svg:width="0.84375in" svg:height="0.84375in" draw:id="id18" draw:style-name="a26" draw:name="Raute 22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37"><draw:connector draw:type="line" svg:x1="3.03681in" svg:y1="0.08194in" svg:x2="3.03681in" svg:y2="0.35208in" draw:z-index="251663872" draw:id="id20" draw:style-name="a29" draw:name="Gerade Verbindung mit Pfeil 217" text:anchor-type="paragraph"><svg:title/><svg:desc/></draw:connector></text:span></text:p>
      <text:p text:style-name="Standard"><text:span text:style-name="T38"><draw:g draw:z-index="251759104" draw:name="Gruppieren 308" draw:id="id23" draw:style-name="a32" text:anchor-type="paragraph"><svg:title/><svg:desc/><draw:custom-shape svg:x="0.50429in" svg:y="0.33461in" svg:width="0.90962in" svg:height="0.4798in" draw:id="id21" draw:style-name="a30" draw:name="Rechteck: abgerundete Ecken 309"><svg:title/><svg:desc/><text:p text:style-name="P39">bestäti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47431in" svg:y="0.08472in" svg:width="0.98958in" svg:height="0.98958in" draw:id="id22" draw:style-name="a31" draw:name="Raute 310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40"><draw:custom-shape svg:x="2.55208in" svg:y="0.34514in" svg:width="0.38542in" svg:height="0.33264in" draw:z-index="251668992" draw:id="id24" draw:style-name="a33" draw:name="Rechteck: abgerundete Ecken 289" text:anchor-type="paragraph"><svg:title/><svg:desc/><text:p text:style-name="P41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2"><draw:connector draw:type="line" svg:x1="3.46389in" svg:y1="0.04306in" svg:x2="4.46389in" svg:y2="0.04306in" draw:z-index="251670016" draw:id="id25" draw:style-name="a34" draw:name="Gerader Verbinder 290" text:anchor-type="paragraph"><svg:title/><svg:desc/></draw:connector></text:span><text:span text:style-name="T43"><draw:custom-shape svg:x="3.72431in" svg:y="0.11597in" svg:width="0.52014in" svg:height="0.33264in" draw:z-index="251656704" draw:id="id26" draw:style-name="a35" draw:name="Rechteck: abgerundete Ecken 292" text:anchor-type="paragraph"><svg:title/><svg:desc/><text:p text:style-name="P44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45"><draw:connector draw:type="line" svg:x1="0.97431in" svg:y1="0.74514in" svg:x2="0.97431in" svg:y2="0.32986in" draw:z-index="251757056" draw:id="id27" draw:style-name="a37" draw:name="Gerade Verbindung mit Pfeil 192" text:anchor-type="paragraph"><svg:title/><svg:desc/></draw:connector></text:span><text:span text:style-name="T46"><draw:custom-shape svg:x="2.33333in" svg:y="0.34306in" svg:width="1.41667in" svg:height="0.5in" draw:z-index="251672064" draw:id="id28" draw:style-name="a38" draw:name="Rechteck: abgerundete Ecken 293" text:anchor-type="paragraph"><svg:title/><svg:desc/><text:p text:style-name="P47">Liste 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"><draw:connector draw:type="line" svg:x1="3.03681in" svg:y1="0.07569in" svg:x2="3.03681in" svg:y2="0.34583in" draw:z-index="251667968" draw:id="id29" draw:style-name="a40" draw:name="Gerade Verbindung mit Pfeil 288" text:anchor-type="paragraph"><svg:title/><svg:desc/></draw:connector></text:span></text:p>
      <text:p text:style-name="Standard"/>
      <text:p text:style-name="Standard"><draw:custom-shape svg:x="0.33333in" svg:y="0.01111in" svg:width="1.41667in" svg:height="0.55139in" draw:z-index="251746816" draw:id="id30" draw:style-name="a41" draw:name="Rechteck: abgerundete Ecken 322" text:anchor-type="paragraph"><svg:title/><svg:desc/><text:p text:style-name="P49">Passwort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50"><draw:connector draw:type="line" svg:x1="3.04653in" svg:y1="0.11875in" svg:x2="3.04653in" svg:y2="1.25417in" draw:z-index="251687424" draw:id="id31" draw:style-name="a43" draw:name="Gerade Verbindung mit Pfeil 330" text:anchor-type="paragraph"><svg:title/><svg:desc/></draw:connector></text:span></text:p>
      <text:p text:style-name="Standard"><text:span text:style-name="T51"><draw:connector draw:type="line" svg:x1="0.96389in" svg:y1="0.38472in" svg:x2="0.96389in" svg:y2="0.19722in" draw:z-index="251756032" draw:id="id32" draw:style-name="a45" draw:name="Gerade Verbindung mit Pfeil 191" text:anchor-type="paragraph"><svg:title/><svg:desc/></draw:connector></text:span><text:span text:style-name="T52"><draw:custom-shape svg:x="3.20208in" svg:y="0.00972in" svg:width="1.65694in" svg:height="0.52083in" draw:z-index="251750912" draw:id="id33" draw:style-name="a46" draw:name="Rechteck: abgerundete Ecken 313" text:anchor-type="paragraph"><svg:title/><svg:desc/><text:p text:style-name="P53">Mindestens 1 Wunsch eintra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draw:custom-shape svg:x="0.33333in" svg:y="0.01319in" svg:width="1.41667in" svg:height="0.55139in" draw:z-index="251747840" draw:id="id34" draw:style-name="a47" draw:name="Rechteck: abgerundete Ecken 296" text:anchor-type="paragraph"><svg:title/><svg:desc/><text:p text:style-name="P54">Email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><text:span text:style-name="T55"><draw:custom-shape svg:x="4.13056in" svg:y="0.32222in" svg:width="0.52014in" svg:height="0.33264in" draw:z-index="251679232" draw:id="id35" draw:style-name="a48" draw:name="Rechteck: abgerundete Ecken 313" text:anchor-type="paragraph"><svg:title/><svg:desc/><text:p text:style-name="P56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7"><draw:connector draw:type="line" svg:x1="0.99514in" svg:y1="0.39792in" svg:x2="0.99514in" svg:y2="0.17917in" draw:z-index="251755008" draw:id="id36" draw:style-name="a50" draw:name="Gerade Verbindung mit Pfeil 190" text:anchor-type="paragraph"><svg:title/><svg:desc/></draw:connector></text:span><text:span text:style-name="T58"><draw:g draw:z-index="251676160" draw:name="Gruppieren 308" draw:id="id39" draw:style-name="a53" text:anchor-type="paragraph"><svg:title/><svg:desc/><draw:custom-shape svg:x="2.56806in" svg:y="0.44721in" svg:width="0.94792in" svg:height="0.5in" draw:id="id37" draw:style-name="a51" draw:name="Rechteck: abgerundete Ecken 309"><svg:title/><svg:desc/><text:p text:style-name="P59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53681in" svg:y="0.18681in" svg:width="1.03125in" svg:height="1.03125in" draw:id="id38" draw:style-name="a52" draw:name="Raute 310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60"><draw:custom-shape svg:x="1.87986in" svg:y="0.01181in" svg:width="0.52014in" svg:height="0.33264in" draw:z-index="251681280" draw:id="id40" draw:style-name="a54" draw:name="Rechteck: abgerundete Ecken 315" text:anchor-type="paragraph"><svg:title/><svg:desc/><text:p text:style-name="P61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draw:custom-shape svg:x="0.33333in" svg:y="0.03958in" svg:width="1.41667in" svg:height="0.55139in" draw:z-index="251752960" draw:id="id41" draw:style-name="a55" draw:name="Rechteck: abgerundete Ecken 296" text:anchor-type="paragraph"><svg:title/><svg:desc/><text:p text:style-name="P62">Namen ei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63"><draw:connector draw:type="line" svg:x1="2.54722in" svg:y1="0.31667in" svg:x2="1.76597in" svg:y2="0.31667in" draw:z-index="251753984" draw:id="id42" draw:style-name="a57" draw:name="Gerade Verbindung mit Pfeil 188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/>
      <text:p text:style-name="P64"/>
      <text:h text:style-name="P65" text:outline-level="1"><text:bookmark-start text:name="_Toc482216797"/><text:bookmark-start text:name="_Toc482266864"/>Wunschliste bearbeiten<text:bookmark-end text:name="_Toc482216797"/><text:bookmark-end text:name="_Toc482266864"/></text:h>
      <text:p text:style-name="Standard"><text:span text:style-name="T66"><draw:connector draw:type="line" svg:x1="3.21806in" svg:y1="0.24792in" svg:x2="3.20764in" svg:y2="0.5382in" draw:z-index="251578880" draw:id="id43" draw:style-name="a59" draw:name="Gerade Verbindung mit Pfeil 22" text:anchor-type="paragraph"><svg:title/><svg:desc/></draw:connector></text:span></text:p>
      <text:p text:style-name="Standard"><text:span text:style-name="T67"><draw:connector draw:type="line" svg:x1="3.22431in" svg:y1="0.35764in" svg:x2="3.22431in" svg:y2="0.62569in" draw:z-index="251768320" draw:id="id44" draw:style-name="a61" draw:name="Gerade Verbindung mit Pfeil 203" text:anchor-type="paragraph"><svg:title/><svg:desc/></draw:connector></text:span><text:span text:style-name="T68"><draw:connector draw:type="line" svg:x1="-0.51528in" svg:y1="0.33264in" svg:x2="-0.51528in" svg:y2="5.61389in" draw:z-index="251594240" draw:id="id45" draw:style-name="a62" draw:name="Gerader Verbinder 279" text:anchor-type="paragraph"><svg:title/><svg:desc/></draw:connector></text:span><text:span text:style-name="T69"><draw:connector draw:type="line" svg:x1="-0.50486in" svg:y1="0.32084in" svg:x2="3.04653in" svg:y2="0.31181in" draw:z-index="251593216" draw:id="id46" draw:style-name="a64" draw:name="Gerade Verbindung mit Pfeil 278" text:anchor-type="paragraph"><svg:title/><svg:desc/></draw:connector></text:span><text:span text:style-name="T70"><draw:custom-shape svg:x="3.10417in" svg:y="0.10972in" svg:width="0.22639in" svg:height="0.25278in" draw:z-index="251576832" draw:id="id47" draw:style-name="a65" draw:name="Ellipse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71"><draw:custom-shape svg:x="2.51042in" svg:y="0.30833in" svg:width="1.41667in" svg:height="0.5in" draw:z-index="251579904" draw:id="id48" draw:style-name="a66" draw:name="Rechteck: abgerundete Ecken 26" text:anchor-type="paragraph"><svg:title/><svg:desc/><text:p text:style-name="P72">Liste<text:s/>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73"><draw:connector draw:type="line" svg:x1="2.71389in" svg:y1="0.08819in" svg:x2="2.71389in" svg:y2="1.10625in" draw:z-index="251773440" draw:id="id49" draw:style-name="a68" draw:name="Gerade Verbindung mit Pfeil 206" text:anchor-type="paragraph"><svg:title/><svg:desc/></draw:connector></text:span><text:span text:style-name="T74"><draw:custom-shape svg:x="2.9625in" svg:y="0.34861in" svg:width="1.41667in" svg:height="0.5in" draw:z-index="251764224" draw:id="id50" draw:style-name="a69" draw:name="Rechteck: abgerundete Ecken 317" text:anchor-type="paragraph"><svg:title/><svg:desc/><text:p text:style-name="P75">Überraschungs-modus aktivier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6"><draw:connector draw:type="line" svg:x1="3.24514in" svg:y1="0.05694in" svg:x2="3.24514in" svg:y2="0.325in" draw:z-index="251770368" draw:id="id51" draw:style-name="a71" draw:name="Gerade Verbindung mit Pfeil 204" text:anchor-type="paragraph"><svg:title/><svg:desc/></draw:connector></text:span><text:span text:style-name="T77"><draw:connector draw:type="standard" svg:x1="5.24514in" svg:y1="3.77569in" svg:x2="3.32569in" svg:y2="0.22361in" draw:z-index="251766272" draw:id="id52" draw:style-name="a73" draw:name="Verbinder: gewinkelt 200" text:anchor-type="paragraph"><svg:title/><svg:desc/></draw:connector></text:span></text:p>
      <text:p text:style-name="Standard"/>
      <text:p text:style-name="Standard"><text:span text:style-name="T78"><draw:connector draw:type="line" svg:x1="3.20208in" svg:y1="0.11458in" svg:x2="3.20208in" svg:y2="0.38264in" draw:z-index="251772416" draw:id="id53" draw:style-name="a75" draw:name="Gerade Verbindung mit Pfeil 205" text:anchor-type="paragraph"><svg:title/><svg:desc/></draw:connector></text:span><text:span text:style-name="T79"><draw:custom-shape svg:x="1.43264in" svg:y="0.35764in" svg:width="3.34375in" svg:height="0.04931in" draw:z-index="251581952" draw:id="id54" draw:style-name="a76" draw:name="Rechteck 26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bookmark-start text:name="_Hlk481138122"/><text:bookmark-end text:name="_Hlk481138122"/><text:span text:style-name="T80"><draw:connector draw:type="standard" svg:x1="1.46389in" svg:y1="0.01875in" svg:x2="0.26597in" svg:y2="1.06042in" draw:z-index="251589120" draw:id="id55" draw:style-name="a78" draw:name="Verbinder: gewinkelt 259" text:anchor-type="paragraph"><svg:title/><svg:desc/></draw:connector></text:span><text:span text:style-name="T81"><draw:connector draw:type="standard" svg:x1="4.76597in" svg:y1="0.01875in" svg:x2="6.15139in" svg:y2="1.08125in" draw:z-index="251592192" draw:id="id56" draw:style-name="a80" draw:name="Verbinder: gewinkelt 263" text:anchor-type="paragraph"><svg:title/><svg:desc/></draw:connector></text:span><text:span text:style-name="T82"><draw:connector draw:type="line" svg:x1="4.67708in" svg:y1="0.04167in" svg:x2="4.6875in" svg:y2="1.07292in" draw:z-index="251591168" draw:id="id57" draw:style-name="a82" draw:name="Gerade Verbindung mit Pfeil 262" text:anchor-type="paragraph"><svg:title/><svg:desc/></draw:connector></text:span><text:span text:style-name="T83"><draw:connector draw:type="line" svg:x1="3.20347in" svg:y1="0.03611in" svg:x2="3.21389in" svg:y2="1.06736in" draw:z-index="251590144" draw:id="id58" draw:style-name="a84" draw:name="Gerade Verbindung mit Pfeil 260" text:anchor-type="paragraph"><svg:title/><svg:desc/></draw:connector></text:span><text:span text:style-name="T84"><draw:connector draw:type="line" svg:x1="1.73403in" svg:y1="0.04583in" svg:x2="1.74306in" svg:y2="1.07708in" draw:z-index="251582976" draw:id="id59" draw:style-name="a86" draw:name="Gerade Verbindung mit Pfeil 28" text:anchor-type="paragraph"><svg:title/><svg:desc/></draw:connector></text:span></text:p>
      <text:p text:style-name="Standard"/>
      <text:p text:style-name="Standard"><text:span text:style-name="T85"><draw:custom-shape svg:x="3.97431in" svg:y="0.36528in" svg:width="1.41667in" svg:height="0.55139in" draw:z-index="251587072" draw:id="id60" draw:style-name="a87" draw:name="Rechteck: abgerundete Ecken 257" text:anchor-type="paragraph"><svg:title/><svg:desc/><text:p text:style-name="P86">Liste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7"><draw:custom-shape svg:x="5.45347in" svg:y="0.36528in" svg:width="1.41667in" svg:height="0.54167in" draw:z-index="251588096" draw:id="id61" draw:style-name="a88" draw:name="Rechteck: abgerundete Ecken 258" text:anchor-type="paragraph"><svg:title/><svg:desc/><text:p text:style-name="P88">Liste individualisier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9"><draw:custom-shape svg:x="2.50556in" svg:y="0.36528in" svg:width="1.41667in" svg:height="0.55139in" draw:z-index="251586048" draw:id="id62" draw:style-name="a89" draw:name="Rechteck: abgerundete Ecken 256" text:anchor-type="paragraph"><svg:title/><svg:desc/><text:p text:style-name="P90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1"><draw:custom-shape svg:x="1.03681in" svg:y="0.36528in" svg:width="1.41667in" svg:height="0.5625in" draw:z-index="251585024" draw:id="id63" draw:style-name="a90" draw:name="Rechteck: abgerundete Ecken 31" text:anchor-type="paragraph"><svg:title/><svg:desc/><text:p text:style-name="P92">Wunsch bearbeit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3"><draw:custom-shape svg:x="-0.44236in" svg:y="0.36528in" svg:width="1.41667in" svg:height="0.55139in" draw:z-index="251584000" draw:id="id64" draw:style-name="a91" draw:name="Rechteck: abgerundete Ecken 30" text:anchor-type="paragraph"><svg:title/><svg:desc/><text:p text:style-name="P94">Wunsch hinzufü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95"><draw:connector draw:type="line" svg:x1="1.76597in" svg:y1="0.20139in" svg:x2="1.76597in" svg:y2="0.77431in" draw:z-index="251595264" draw:id="id65" draw:style-name="a92" draw:name="Gerader Verbinder 269" text:anchor-type="paragraph"><svg:title/><svg:desc/></draw:connector></text:span><text:span text:style-name="T96"><draw:connector draw:type="line" svg:x1="0.26597in" svg:y1="0.19097in" svg:x2="0.26597in" svg:y2="0.76389in" draw:z-index="251596288" draw:id="id66" draw:style-name="a93" draw:name="Gerader Verbinder 270" text:anchor-type="paragraph"><svg:title/><svg:desc/></draw:connector></text:span><text:span text:style-name="T97"><draw:connector draw:type="line" svg:x1="3.21389in" svg:y1="0.18056in" svg:x2="3.21389in" svg:y2="0.75209in" draw:z-index="251597312" draw:id="id67" draw:style-name="a94" draw:name="Gerader Verbinder 271" text:anchor-type="paragraph"><svg:title/><svg:desc/></draw:connector></text:span><text:span text:style-name="T98"><draw:connector draw:type="line" svg:x1="4.68264in" svg:y1="0.18056in" svg:x2="4.68264in" svg:y2="0.75209in" draw:z-index="251598336" draw:id="id68" draw:style-name="a95" draw:name="Gerader Verbinder 272" text:anchor-type="paragraph"><svg:title/><svg:desc/></draw:connector></text:span><text:span text:style-name="T99"><draw:connector draw:type="line" svg:x1="6.15139in" svg:y1="0.20139in" svg:x2="6.15139in" svg:y2="0.77431in" draw:z-index="251599360" draw:id="id69" draw:style-name="a96" draw:name="Gerader Verbinder 273" text:anchor-type="paragraph"><svg:title/><svg:desc/></draw:connector></text:span></text:p>
      <text:p text:style-name="Standard"/>
      <text:p text:style-name="Standard"><text:span text:style-name="T100"><draw:connector draw:type="line" svg:x1="3.21389in" svg:y1="0.05903in" svg:x2="3.21389in" svg:y2="0.74653in" draw:z-index="251600384" draw:id="id70" draw:style-name="a98" draw:name="Gerade Verbindung mit Pfeil 267" text:anchor-type="paragraph"><svg:title/><svg:desc/></draw:connector></text:span><text:span text:style-name="T101"><draw:connector draw:type="line" svg:x1="0.26597in" svg:y1="0.04861in" svg:x2="6.16111in" svg:y2="0.04861in" draw:z-index="251601408" draw:id="id71" draw:style-name="a99" draw:name="Gerader Verbinder 268" text:anchor-type="paragraph"><svg:title/><svg:desc/></draw:connector></text:span></text:p>
      <text:p text:style-name="Standard"><text:span text:style-name="T102"><draw:connector draw:type="line" svg:x1="5.23472in" svg:y1="0.14514in" svg:x2="3.22431in" svg:y2="0.14514in" draw:z-index="251767296" draw:id="id72" draw:style-name="a100" draw:name="Gerader Verbinder 201" text:anchor-type="paragraph"><svg:title/><svg:desc/></draw:connector></text:span></text:p>
      <text:p text:style-name="Standard"><text:span text:style-name="T103"><draw:custom-shape svg:x="0.91667in" svg:y="0.16458in" svg:width="0.52014in" svg:height="0.33264in" draw:z-index="251607552" draw:id="id73" draw:style-name="a101" draw:name="Rechteck: abgerundete Ecken 305" text:anchor-type="paragraph"><svg:title/><svg:desc/><text:p text:style-name="P104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5"><draw:g draw:z-index="251605504" draw:name="Gruppieren 301" draw:id="id76" draw:style-name="a104" text:anchor-type="paragraph"><svg:title/><svg:desc/><draw:custom-shape svg:x="2.73333in" svg:y="0.29097in" svg:width="0.94792in" svg:height="0.5in" draw:id="id74" draw:style-name="a102" draw:name="Rechteck: abgerundete Ecken 302"><svg:title/><svg:desc/><text:p text:style-name="P106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0208in" svg:y="0.03056in" svg:width="1.03125in" svg:height="1.03125in" draw:id="id75" draw:style-name="a103" draw:name="Raute 30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107"><draw:connector draw:type="line" svg:x1="-0.50486in" svg:y1="0.17778in" svg:x2="2.69306in" svg:y2="0.17778in" draw:z-index="251602432" draw:id="id77" draw:style-name="a105" draw:name="Gerader Verbinder 280" text:anchor-type="paragraph"><svg:title/><svg:desc/></draw:connector></text:span></text:p>
      <text:p text:style-name="Standard"><text:span text:style-name="T108"><draw:connector draw:type="line" svg:x1="3.21389in" svg:y1="0.30417in" svg:x2="3.21389in" svg:y2="0.99167in" draw:z-index="251603456" draw:id="id78" draw:style-name="a107" draw:name="Gerade Verbindung mit Pfeil 193" text:anchor-type="paragraph"><svg:title/><svg:desc/></draw:connector></text:span></text:p>
      <text:p text:style-name="Standard"><text:span text:style-name="T109"><draw:custom-shape svg:x="3.29977in" svg:y="0.11458in" svg:width="0.38542in" svg:height="0.33264in" draw:z-index="251606528" draw:id="id79" draw:style-name="a108" draw:name="Rechteck: abgerundete Ecken 304" text:anchor-type="paragraph"><svg:title/><svg:desc/><text:p text:style-name="P110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11"><draw:g draw:z-index="251604480" draw:name="Gruppieren 196" draw:id="id82" draw:style-name="a111" text:anchor-type="paragraph"><svg:title/><svg:desc/><draw:custom-shape svg:x="3.14097in" svg:y="0.31797in" svg:width="0.15393in" svg:height="0.14559in" draw:id="id80" draw:style-name="a109" draw:name="Ellipse 19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8889in" svg:y="0.26597in" svg:width="0.25in" svg:height="0.25208in" draw:id="id81" draw:style-name="a110" draw:name="Ellipse 19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Standard"/>
      <text:p text:style-name="P112"/>
      <text:h text:style-name="P113" text:outline-level="1"><text:bookmark-start text:name="_Toc482216798"/><text:bookmark-start text:name="_Toc482266865"/>Wunsch hinzufügen<text:bookmark-end text:name="_Toc482216798"/><text:bookmark-end text:name="_Toc482266865"/></text:h>
      <text:p text:style-name="Standard"><text:span text:style-name="T114"><draw:connector draw:type="standard" svg:x1="1.82778in" svg:y1="3.95555in" svg:x2="2.98403in" svg:y2="0.43472in" draw:z-index="251627008" draw:id="id83" draw:style-name="a113" draw:name="Verbinder: gewinkelt 365" text:anchor-type="paragraph"><svg:title/><svg:desc/></draw:connector></text:span><text:span text:style-name="T115"><draw:custom-shape svg:x="3.03125in" svg:y="0.31875in" svg:width="0.22639in" svg:height="0.25278in" draw:z-index="251608576" draw:id="id84" draw:style-name="a114" draw:name="Ellipse 33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6"><draw:connector draw:type="line" svg:x1="3.14514in" svg:y1="0.04028in" svg:x2="3.13472in" svg:y2="0.33056in" draw:z-index="251609600" draw:id="id85" draw:style-name="a116" draw:name="Gerade Verbindung mit Pfeil 335" text:anchor-type="paragraph"><svg:title/><svg:desc/></draw:connector></text:span></text:p>
      <text:p text:style-name="Standard"><text:span text:style-name="T117"><draw:connector draw:type="line" svg:x1="3.14583in" svg:y1="0.17986in" svg:x2="3.14583in" svg:y2="0.45in" draw:z-index="251610624" draw:id="id86" draw:style-name="a118" draw:name="Gerade Verbindung mit Pfeil 336" text:anchor-type="paragraph"><svg:title/><svg:desc/></draw:connector></text:span></text:p>
      <text:p text:style-name="Standard"><text:span text:style-name="T118"><draw:custom-shape svg:x="2.43125in" svg:y="0.1125in" svg:width="1.41667in" svg:height="0.5in" draw:z-index="251611648" draw:id="id87" draw:style-name="a119" draw:name="Rechteck: abgerundete Ecken 337" text:anchor-type="paragraph"><svg:title/><svg:desc/><text:p text:style-name="P119">Wunsch hinzufü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20"><draw:connector draw:type="line" svg:x1="3.14097in" svg:y1="0.27431in" svg:x2="3.14097in" svg:y2="0.54445in" draw:z-index="251612672" draw:id="id88" draw:style-name="a121" draw:name="Gerade Verbindung mit Pfeil 338" text:anchor-type="paragraph"><svg:title/><svg:desc/></draw:connector></text:span></text:p>
      <text:p text:style-name="Standard"><text:span text:style-name="T121"><draw:custom-shape svg:x="2.43264in" svg:y="0.19236in" svg:width="1.41667in" svg:height="0.57292in" draw:z-index="251613696" draw:id="id89" draw:style-name="a122" draw:name="Rechteck: abgerundete Ecken 339" text:anchor-type="paragraph"><svg:title/><svg:desc/><text:p text:style-name="P122">Wunschnamen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23"><draw:connector draw:type="line" svg:x1="3.14097in" svg:y1="0.06042in" svg:x2="3.14097in" svg:y2="0.33056in" draw:z-index="251614720" draw:id="id90" draw:style-name="a124" draw:name="Gerade Verbindung mit Pfeil 340" text:anchor-type="paragraph"><svg:title/><svg:desc/></draw:connector></text:span><text:span text:style-name="T124"><draw:custom-shape svg:x="2.43264in" svg:y="0.34167in" svg:width="1.41667in" svg:height="0.57292in" draw:z-index="251615744" draw:id="id91" draw:style-name="a125" draw:name="Rechteck: abgerundete Ecken 341" text:anchor-type="paragraph"><svg:title/><svg:desc/><text:p text:style-name="P125">Beschreibung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26"><draw:custom-shape svg:x="4.04722in" svg:y="0.35208in" svg:width="1.41667in" svg:height="0.57292in" draw:z-index="251616768" draw:id="id92" draw:style-name="a126" draw:name="Rechteck: abgerundete Ecken 342" text:anchor-type="paragraph"><svg:title/><svg:desc/><text:p text:style-name="P127">Verlinkung ange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28"><draw:connector draw:type="line" svg:x1="3.84931in" svg:y1="0.24931in" svg:x2="4.05695in" svg:y2="0.24931in" draw:z-index="251617792" draw:id="id93" draw:style-name="a128" draw:name="Gerade Verbindung mit Pfeil 344" text:anchor-type="paragraph"><svg:title/><svg:desc/></draw:connector></text:span></text:p>
      <text:p text:style-name="Standard"><text:span text:style-name="T129"><draw:connector draw:type="line" svg:x1="3.14097in" svg:y1="0.20278in" svg:x2="3.14097in" svg:y2="0.47292in" draw:z-index="251618816" draw:id="id94" draw:style-name="a130" draw:name="Gerade Verbindung mit Pfeil 343" text:anchor-type="paragraph"><svg:title/><svg:desc/></draw:connector></text:span><text:span text:style-name="T130"><draw:connector draw:type="standard" svg:x1="4.78681in" svg:y1="0.20278in" svg:x2="3.65139in" svg:y2="0.97292in" draw:z-index="251619840" draw:id="id95" draw:style-name="a132" draw:name="Verbinder: gewinkelt 348" text:anchor-type="paragraph"><svg:title/><svg:desc/></draw:connector></text:span><text:span text:style-name="T131"><draw:g draw:z-index="251620864" draw:name="Gruppieren 345" draw:id="id98" draw:style-name="a135" text:anchor-type="paragraph"><svg:title/><svg:desc/><draw:custom-shape svg:x="2.66181in" svg:y="0.72361in" svg:width="0.94792in" svg:height="0.5in" draw:id="id96" draw:style-name="a133" draw:name="Rechteck: abgerundete Ecken 346"><svg:title/><svg:desc/><text:p text:style-name="P132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3056in" svg:y="0.46319in" svg:width="1.03125in" svg:height="1.03125in" draw:id="id97" draw:style-name="a134" draw:name="Raute 347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133"><draw:connector draw:type="line" svg:x1="3.15139in" svg:y1="1.50486in" svg:x2="3.15139in" svg:y2="2.03611in" draw:z-index="251621888" draw:id="id99" draw:style-name="a137" draw:name="Gerade Verbindung mit Pfeil 356" text:anchor-type="paragraph"><svg:title/><svg:desc/></draw:connector></text:span><text:span text:style-name="T134"><draw:custom-shape svg:x="3.21389in" svg:y="1.55694in" svg:width="0.52014in" svg:height="0.33264in" draw:z-index="251622912" draw:id="id100" draw:style-name="a138" draw:name="Rechteck: abgerundete Ecken 358" text:anchor-type="paragraph"><svg:title/><svg:desc/><text:p text:style-name="P135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6"><draw:g draw:z-index="251624960" draw:name="Gruppieren 359" draw:id="id103" draw:style-name="a141" text:anchor-type="paragraph"><svg:title/><svg:desc/><draw:custom-shape svg:x="3.08333in" svg:y="2.10894in" svg:width="0.15393in" svg:height="0.14559in" draw:id="id101" draw:style-name="a139" draw:name="Ellipse 36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3125in" svg:y="2.05694in" svg:width="0.25in" svg:height="0.25208in" draw:id="id102" draw:style-name="a140" draw:name="Ellipse 36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137"><draw:connector draw:type="line" svg:x1="2.62986in" svg:y1="0.97361in" svg:x2="1.82847in" svg:y2="0.97361in" draw:z-index="251625984" draw:id="id104" draw:style-name="a142" draw:name="Gerader Verbinder 364" text:anchor-type="paragraph"><svg:title/><svg:desc/></draw:connector></text:span></text:p>
      <text:p text:style-name="Standard"><text:span text:style-name="T138"><draw:custom-shape svg:x="1.98472in" svg:y="0.27708in" svg:width="0.52014in" svg:height="0.33264in" draw:z-index="251623936" draw:id="id105" draw:style-name="a143" draw:name="Rechteck: abgerundete Ecken 357" text:anchor-type="paragraph"><svg:title/><svg:desc/><text:p text:style-name="P139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0"/>
      <text:h text:style-name="P141" text:outline-level="1"><text:bookmark-start text:name="_Toc482266866"/>Wunsch bearbeiten<text:bookmark-end text:name="_Toc482266866"/></text:h>
      <text:p text:style-name="Standard"/>
      <text:p text:style-name="Standard"><draw:custom-shape svg:x="3.03056in" svg:y="0.31736in" svg:width="0.22639in" svg:height="0.25278in" draw:z-index="251692544" draw:id="id106" draw:style-name="a144" draw:name="Ellipse 40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3.14444in" svg:y1="0.00903in" svg:x2="3.13403in" svg:y2="0.30069in" draw:z-index="251694592" draw:id="id107" draw:style-name="a146" draw:name="Gerade Verbindung mit Pfeil 406" text:anchor-type="paragraph"><svg:title/><svg:desc/></draw:connector><draw:connector draw:type="line" svg:x1="3.14792in" svg:y1="0.46111in" svg:x2="3.14792in" svg:y2="1.14861in" draw:z-index="251693568" draw:id="id108" draw:style-name="a148" draw:name="Gerade Verbindung mit Pfeil 405" text:anchor-type="paragraph"><svg:title/><svg:desc/></draw:connector></text:p>
      <text:p text:style-name="Standard"><text:span text:style-name="T142"><draw:connector draw:type="standard" svg:x1="0.04722in" svg:y1="4.83195in" svg:x2="2.97361in" svg:y2="0.06181in" draw:z-index="251719168" draw:id="id109" draw:style-name="a150" draw:name="Verbinder: gewinkelt 434" text:anchor-type="paragraph"><svg:title/><svg:desc/></draw:connector></text:span></text:p>
      <text:p text:style-name="Standard">a</text:p>
      <text:p text:style-name="Standard"><text:span text:style-name="T143"><draw:custom-shape svg:x="2.43125in" svg:y="0.05903in" svg:width="1.41667in" svg:height="0.57292in" draw:z-index="251695616" draw:id="id110" draw:style-name="a151" draw:name="Rechteck: abgerundete Ecken 407" text:anchor-type="paragraph"><svg:title/><svg:desc/><text:p text:style-name="P144">Wunsch aus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45"><draw:connector draw:type="line" svg:x1="3.14097in" svg:y1="0.27431in" svg:x2="3.14097in" svg:y2="0.73195in" draw:z-index="251696640" draw:id="id111" draw:style-name="a153" draw:name="Gerade Verbindung mit Pfeil 408" text:anchor-type="paragraph"><svg:title/><svg:desc/></draw:connector></text:span></text:p>
      <text:p text:style-name="Standard"/>
      <text:p text:style-name="Standard"><text:span text:style-name="T146"><draw:custom-shape svg:x="0.94306in" svg:y="0.00625in" svg:width="4.59375in" svg:height="0.05in" draw:z-index="251701760" draw:id="id112" draw:style-name="a154" draw:name="Rechteck 413" text:anchor-type="paragraph"><svg:title/><svg:desc/><draw:enhanced-geometry draw:type="non-primitive" svg:viewBox="0 0 21600 21600" draw:enhanced-path="M 0 0 L 21600 0 21600 21600 0 21600 Z N"/></draw:custom-shape></text:span><text:span text:style-name="T147"><draw:connector draw:type="line" svg:x1="5.375in" svg:y1="0.07153in" svg:x2="5.375in" svg:y2="0.61181in" draw:z-index="251705856" draw:id="id113" draw:style-name="a156" draw:name="Gerade Verbindung mit Pfeil 417" text:anchor-type="paragraph"><svg:title/><svg:desc/></draw:connector></text:span><text:span text:style-name="T148"><draw:connector draw:type="line" svg:x1="1.13056in" svg:y1="0.06944in" svg:x2="1.13056in" svg:y2="0.61111in" draw:z-index="251702784" draw:id="id114" draw:style-name="a158" draw:name="Gerade Verbindung mit Pfeil 414" text:anchor-type="paragraph"><svg:title/><svg:desc/></draw:connector></text:span><text:span text:style-name="T149"><draw:connector draw:type="line" svg:x1="2.67222in" svg:y1="0.04861in" svg:x2="2.67222in" svg:y2="0.59028in" draw:z-index="251704832" draw:id="id115" draw:style-name="a160" draw:name="Gerade Verbindung mit Pfeil 416" text:anchor-type="paragraph"><svg:title/><svg:desc/></draw:connector></text:span><text:span text:style-name="T150"><draw:connector draw:type="line" svg:x1="4.21389in" svg:y1="0.06944in" svg:x2="4.21389in" svg:y2="0.61111in" draw:z-index="251703808" draw:id="id116" draw:style-name="a162" draw:name="Gerade Verbindung mit Pfeil 415" text:anchor-type="paragraph"><svg:title/><svg:desc/></draw:connector></text:span></text:p>
      <text:p text:style-name="Standard"><text:span text:style-name="T151"><draw:custom-shape svg:x="5.05764in" svg:y="0.25833in" svg:width="1.41667in" svg:height="0.57292in" draw:z-index="251700736" draw:id="id117" draw:style-name="a163" draw:name="Rechteck: abgerundete Ecken 412" text:anchor-type="paragraph"><svg:title/><svg:desc/><text:p text:style-name="P152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3"><draw:custom-shape svg:x="0.42708in" svg:y="0.25833in" svg:width="1.41667in" svg:height="0.57292in" draw:z-index="251699712" draw:id="id118" draw:style-name="a164" draw:name="Rechteck: abgerundete Ecken 411" text:anchor-type="paragraph"><svg:title/><svg:desc/><text:p text:style-name="P154">Namen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5"><draw:custom-shape svg:x="1.9625in" svg:y="0.26181in" svg:width="1.41667in" svg:height="0.57292in" draw:z-index="251697664" draw:id="id119" draw:style-name="a165" draw:name="Rechteck: abgerundete Ecken 409" text:anchor-type="paragraph"><svg:title/><svg:desc/><text:p text:style-name="P156">Beschreibung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7"><draw:custom-shape svg:x="3.50556in" svg:y="0.25833in" svg:width="1.41667in" svg:height="0.57292in" draw:z-index="251698688" draw:id="id120" draw:style-name="a166" draw:name="Rechteck: abgerundete Ecken 410" text:anchor-type="paragraph"><svg:title/><svg:desc/><text:p text:style-name="P158">Verlinkung änd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59"><draw:connector draw:type="line" svg:x1="5.39097in" svg:y1="0.10486in" svg:x2="5.39097in" svg:y2="0.88611in" draw:z-index="251713024" draw:id="id121" draw:style-name="a168" draw:name="Gerade Verbindung mit Pfeil 426" text:anchor-type="paragraph"><svg:title/><svg:desc/></draw:connector></text:span><text:span text:style-name="T160"><draw:connector draw:type="line" svg:x1="4.24514in" svg:y1="0.11528in" svg:x2="4.24514in" svg:y2="0.87431in" draw:z-index="251712000" draw:id="id122" draw:style-name="a170" draw:name="Gerade Verbindung mit Pfeil 425" text:anchor-type="paragraph"><svg:title/><svg:desc/></draw:connector></text:span><text:span text:style-name="T161"><draw:connector draw:type="line" svg:x1="2.68264in" svg:y1="0.11528in" svg:x2="2.68264in" svg:y2="0.89653in" draw:z-index="251710976" draw:id="id123" draw:style-name="a172" draw:name="Gerade Verbindung mit Pfeil 424" text:anchor-type="paragraph"><svg:title/><svg:desc/></draw:connector></text:span><text:span text:style-name="T162"><draw:connector draw:type="line" svg:x1="1.13056in" svg:y1="0.11528in" svg:x2="1.13056in" svg:y2="0.86528in" draw:z-index="251709952" draw:id="id124" draw:style-name="a174" draw:name="Gerade Verbindung mit Pfeil 423" text:anchor-type="paragraph"><svg:title/><svg:desc/></draw:connector></text:span></text:p>
      <text:p text:style-name="Standard"/>
      <text:p text:style-name="Standard"><text:span text:style-name="T163"><draw:custom-shape svg:x="0.97292in" svg:y="0.15972in" svg:width="4.59375in" svg:height="0.05in" draw:z-index="251707904" draw:id="id125" draw:style-name="a175" draw:name="Rechteck 421" text:anchor-type="paragraph"><svg:title/><svg:desc/><draw:enhanced-geometry draw:type="non-primitive" svg:viewBox="0 0 21600 21600" draw:enhanced-path="M 0 0 L 21600 0 21600 21600 0 21600 Z N"/></draw:custom-shape></text:span><text:span text:style-name="T164"><draw:connector draw:type="line" svg:x1="3.14097in" svg:y1="0.18889in" svg:x2="3.14097in" svg:y2="0.67014in" draw:z-index="251708928" draw:id="id126" draw:style-name="a177" draw:name="Gerade Verbindung mit Pfeil 422" text:anchor-type="paragraph"><svg:title/><svg:desc/></draw:connector></text:span></text:p>
      <text:p text:style-name="Standard"><text:span text:style-name="T165"><draw:g draw:z-index="251706880" draw:name="Gruppieren 418" draw:id="id129" draw:style-name="a180" text:anchor-type="paragraph"><svg:title/><svg:desc/><draw:custom-shape svg:x="0.03125in" svg:y="0.58194in" svg:width="0.94792in" svg:height="0.5in" draw:id="id127" draw:style-name="a178" draw:name="Rechteck: abgerundete Ecken 419"><svg:title/><svg:desc/><text:p text:style-name="P166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32153in" svg:width="1.03125in" svg:height="1.03125in" draw:id="id128" draw:style-name="a179" draw:name="Raute 420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/>
      <text:p text:style-name="Standard"><text:span text:style-name="T167"><draw:connector draw:type="line" svg:x1="2.60903in" svg:y1="0.1125in" svg:x2="0.02639in" svg:y2="0.1125in" draw:z-index="251718144" draw:id="id130" draw:style-name="a181" draw:name="Gerader Verbinder 433" text:anchor-type="paragraph"><svg:title/><svg:desc/></draw:connector></text:span><text:span text:style-name="T168"><draw:custom-shape svg:x="1.84375in" svg:y="0.28958in" svg:width="0.52014in" svg:height="0.33264in" draw:z-index="251717120" draw:id="id131" draw:style-name="a182" draw:name="Rechteck: abgerundete Ecken 432" text:anchor-type="paragraph"><svg:title/><svg:desc/><text:p text:style-name="P169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70"><draw:custom-shape svg:x="3.25764in" svg:y="0.33125in" svg:width="0.52014in" svg:height="0.33264in" draw:z-index="251716096" draw:id="id132" draw:style-name="a183" draw:name="Rechteck: abgerundete Ecken 431" text:anchor-type="paragraph"><svg:title/><svg:desc/><text:p text:style-name="P171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2"><draw:connector draw:type="line" svg:x1="3.14097in" svg:y1="0.24792in" svg:x2="3.14097in" svg:y2="0.77917in" draw:z-index="251714048" draw:id="id133" draw:style-name="a185" draw:name="Gerade Verbindung mit Pfeil 427" text:anchor-type="paragraph"><svg:title/><svg:desc/></draw:connector></text:span></text:p>
      <text:p text:style-name="Standard"/>
      <text:p text:style-name="Standard"><text:span text:style-name="T173"><draw:g draw:z-index="251715072" draw:name="Gruppieren 428" draw:id="id136" draw:style-name="a188" text:anchor-type="paragraph"><svg:title/><svg:desc/><draw:custom-shape svg:x="3.07292in" svg:y="0.12561in" svg:width="0.15393in" svg:height="0.14559in" draw:id="id134" draw:style-name="a186" draw:name="Ellipse 42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2083in" svg:y="0.07361in" svg:width="0.25in" svg:height="0.25208in" draw:id="id135" draw:style-name="a187" draw:name="Ellipse 4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Standard"/>
      <text:p text:style-name="P174"/>
      <text:h text:style-name="P175" text:outline-level="1"><text:bookmark-start text:name="_Toc482216799"/><text:bookmark-start text:name="_Toc482266867"/><text:span text:style-name="T176"><draw:connector draw:type="line" svg:x1="3.22431in" svg:y1="0.49028in" svg:x2="3.21389in" svg:y2="0.78056in" draw:z-index="251629056" draw:id="id137" draw:style-name="a190" draw:name="Gerade Verbindung mit Pfeil 367" text:anchor-type="paragraph"><svg:title/><svg:desc/></draw:connector></text:span><text:span text:style-name="T177">Wunsch löschen</text:span><text:bookmark-end text:name="_Toc482216799"/><text:bookmark-end text:name="_Toc482266867"/></text:h>
      <text:p text:style-name="Standard"><text:span text:style-name="T178"><draw:connector draw:type="standard" svg:x1="1.92222in" svg:y1="3.09236in" svg:x2="3.04722in" svg:y2="0.41597in" draw:z-index="251637248" draw:id="id138" draw:style-name="a192" draw:name="Verbinder: gewinkelt 377" text:anchor-type="paragraph"><svg:title/><svg:desc/></draw:connector></text:span><text:span text:style-name="T179"><draw:custom-shape svg:x="3.11042in" svg:y="0.27847in" svg:width="0.22639in" svg:height="0.25278in" draw:z-index="251628032" draw:id="id139" draw:style-name="a193" draw:name="Ellipse 36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180"><draw:connector draw:type="line" svg:x1="3.225in" svg:y1="0.13958in" svg:x2="3.225in" svg:y2="0.40972in" draw:z-index="251630080" draw:id="id140" draw:style-name="a195" draw:name="Gerade Verbindung mit Pfeil 368" text:anchor-type="paragraph"><svg:title/><svg:desc/></draw:connector></text:span></text:p>
      <text:p text:style-name="Standard"><text:span text:style-name="T181"><draw:custom-shape svg:x="2.51042in" svg:y="0.07222in" svg:width="1.41667in" svg:height="0.5in" draw:z-index="251631104" draw:id="id141" draw:style-name="a196" draw:name="Rechteck: abgerundete Ecken 369" text:anchor-type="paragraph"><svg:title/><svg:desc/><text:p text:style-name="P182">Wunsch 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83"><draw:connector draw:type="line" svg:x1="3.22014in" svg:y1="0.23403in" svg:x2="3.22014in" svg:y2="0.50417in" draw:z-index="251632128" draw:id="id142" draw:style-name="a198" draw:name="Gerade Verbindung mit Pfeil 370" text:anchor-type="paragraph"><svg:title/><svg:desc/></draw:connector></text:span></text:p>
      <text:p text:style-name="Standard"><text:span text:style-name="T184"><draw:custom-shape svg:x="2.51181in" svg:y="0.15139in" svg:width="1.41667in" svg:height="0.57292in" draw:z-index="251633152" draw:id="id143" draw:style-name="a199" draw:name="Rechteck: abgerundete Ecken 371" text:anchor-type="paragraph"><svg:title/><svg:desc/><text:p text:style-name="P185">Wunsch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186"><draw:g draw:z-index="251634176" draw:name="Gruppieren 372" draw:id="id146" draw:style-name="a202" text:anchor-type="paragraph"><svg:title/><svg:desc/><draw:custom-shape svg:x="2.73333in" svg:y="0.56806in" svg:width="0.94792in" svg:height="0.5in" draw:id="id144" draw:style-name="a200" draw:name="Rechteck: abgerundete Ecken 373"><svg:title/><svg:desc/><text:p text:style-name="P187">speicher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0208in" svg:y="0.30764in" svg:width="1.03125in" svg:height="1.03125in" draw:id="id145" draw:style-name="a201" draw:name="Raute 374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text:span text:style-name="T188"><draw:connector draw:type="line" svg:x1="3.21875in" svg:y1="0.01944in" svg:x2="3.21875in" svg:y2="0.28958in" draw:z-index="251635200" draw:id="id147" draw:style-name="a204" draw:name="Gerade Verbindung mit Pfeil 375" text:anchor-type="paragraph"><svg:title/><svg:desc/></draw:connector></text:span></text:p>
      <text:p text:style-name="Standard"><text:span text:style-name="T189"><draw:custom-shape svg:x="1.95833in" svg:y="0.01042in" svg:width="0.625in" svg:height="0.40625in" draw:z-index="251742720" draw:id="id148" draw:style-name="a205" draw:name="Rechteck: abgerundete Ecken 395" text:anchor-type="paragraph"><svg:title/><svg:desc/><text:p text:style-name="P190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191"><draw:connector draw:type="line" svg:x1="2.66597in" svg:y1="0.10625in" svg:x2="1.86458in" svg:y2="0.10625in" draw:z-index="251636224" draw:id="id149" draw:style-name="a206" draw:name="Gerader Verbinder 376" text:anchor-type="paragraph"><svg:title/><svg:desc/></draw:connector></text:span></text:p>
      <text:p text:style-name="Standard"><text:span text:style-name="T192"><draw:custom-shape svg:x="3.32292in" svg:y="0.24792in" svg:width="0.38542in" svg:height="0.5in" draw:z-index="251740672" draw:id="id150" draw:style-name="a207" draw:name="Rechteck: abgerundete Ecken 396" text:anchor-type="paragraph"><svg:title/><svg:desc/><text:p text:style-name="P193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4"><draw:connector draw:type="line" svg:x1="3.21111in" svg:y1="0.25833in" svg:x2="3.21111in" svg:y2="0.78958in" draw:z-index="251638272" draw:id="id151" draw:style-name="a209" draw:name="Gerade Verbindung mit Pfeil 378" text:anchor-type="paragraph"><svg:title/><svg:desc/></draw:connector></text:span></text:p>
      <text:p text:style-name="Standard"/>
      <text:p text:style-name="Standard"><text:span text:style-name="T195"><draw:g draw:z-index="251639296" draw:name="Gruppieren 379" draw:id="id154" draw:style-name="a212" text:anchor-type="paragraph"><svg:title/><svg:desc/><draw:custom-shape svg:x="3.14306in" svg:y="0.13672in" svg:width="0.15393in" svg:height="0.14559in" draw:id="id152" draw:style-name="a210" draw:name="Ellipse 38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9097in" svg:y="0.08472in" svg:width="0.25in" svg:height="0.25208in" draw:id="id153" draw:style-name="a211" draw:name="Ellipse 38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P196"/>
      <text:h text:style-name="P197" text:outline-level="1"><text:bookmark-start text:name="_Toc482216800"/><text:bookmark-start text:name="_Toc482266868"/>Wunschliste löschen<text:bookmark-end text:name="_Toc482216800"/><text:bookmark-end text:name="_Toc482266868"/></text:h>
      <text:p text:style-name="Standard"/>
      <text:p text:style-name="Standard"><text:span text:style-name="T198"><draw:connector draw:type="line" svg:x1="2.96389in" svg:y1="0.30833in" svg:x2="2.95347in" svg:y2="0.6in" draw:z-index="251642368" draw:id="id155" draw:style-name="a214" draw:name="Gerade Verbindung mit Pfeil 382" text:anchor-type="paragraph"><svg:title/><svg:desc/></draw:connector></text:span></text:p>
      <text:p text:style-name="Standard"><text:span text:style-name="T199"><draw:custom-shape svg:x="2.84931in" svg:y="0.25347in" svg:width="0.22639in" svg:height="0.25278in" draw:z-index="251640320" draw:id="id156" draw:style-name="a215" draw:name="Ellipse 38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200"><draw:connector draw:type="line" svg:x1="4.45209in" svg:y1="0.00972in" svg:x2="3.09931in" svg:y2="0.00972in" draw:z-index="251650560" draw:id="id157" draw:style-name="a217" draw:name="Gerade Verbindung mit Pfeil 384" text:anchor-type="paragraph"><svg:title/><svg:desc/></draw:connector></text:span><text:span text:style-name="T201"><draw:connector draw:type="line" svg:x1="4.46389in" svg:y1="0.00972in" svg:x2="4.46389in" svg:y2="3.60347in" draw:z-index="251651584" draw:id="id158" draw:style-name="a218" draw:name="Gerader Verbinder 385" text:anchor-type="paragraph"><svg:title/><svg:desc/></draw:connector></text:span><text:span text:style-name="T202"><draw:connector draw:type="line" svg:x1="2.96667in" svg:y1="0.03403in" svg:x2="2.96667in" svg:y2="0.72153in" draw:z-index="251641344" draw:id="id159" draw:style-name="a220" draw:name="Gerade Verbindung mit Pfeil 386" text:anchor-type="paragraph"><svg:title/><svg:desc/></draw:connector></text:span></text:p>
      <text:p text:style-name="Standard"><text:span text:style-name="T203"><draw:custom-shape svg:x="2.26042in" svg:y="0.35069in" svg:width="1.41667in" svg:height="0.5in" draw:z-index="251643392" draw:id="id160" draw:style-name="a221" draw:name="Rechteck: abgerundete Ecken 387" text:anchor-type="paragraph"><svg:title/><svg:desc/><text:p text:style-name="P204">Liste lösch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><text:span text:style-name="T205"><draw:connector draw:type="line" svg:x1="2.96875in" svg:y1="0.13333in" svg:x2="2.96875in" svg:y2="0.82083in" draw:z-index="251645440" draw:id="id161" draw:style-name="a223" draw:name="Gerade Verbindung mit Pfeil 388" text:anchor-type="paragraph"><svg:title/><svg:desc/></draw:connector></text:span></text:p>
      <text:p text:style-name="Standard"/>
      <text:p text:style-name="Standard"><text:span text:style-name="T206"><draw:custom-shape svg:x="2.25556in" svg:y="0.08958in" svg:width="1.41667in" svg:height="0.5in" draw:z-index="251644416" draw:id="id162" draw:style-name="a224" draw:name="Rechteck: abgerundete Ecken 389" text:anchor-type="paragraph"><svg:title/><svg:desc/><text:p text:style-name="P207">Warnhinwei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08"><draw:connector draw:type="line" svg:x1="2.96875in" svg:y1="0.22778in" svg:x2="2.96875in" svg:y2="0.91528in" draw:z-index="251646464" draw:id="id163" draw:style-name="a226" draw:name="Gerade Verbindung mit Pfeil 390" text:anchor-type="paragraph"><svg:title/><svg:desc/></draw:connector></text:span></text:p>
      <text:p text:style-name="Standard"/>
      <text:p text:style-name="Standard"><text:span text:style-name="T209"><draw:g draw:z-index="251647488" draw:name="Gruppieren 391" draw:id="id166" draw:style-name="a229" text:anchor-type="paragraph"><svg:title/><svg:desc/><draw:custom-shape svg:x="2.48472in" svg:y="0.44861in" svg:width="0.94792in" svg:height="0.5in" draw:id="id164" draw:style-name="a227" draw:name="Rechteck: abgerundete Ecken 392"><svg:title/><svg:desc/><text:p text:style-name="P210">bestäti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45347in" svg:y="0.18819in" svg:width="1.03125in" svg:height="1.03125in" draw:id="id165" draw:style-name="a228" draw:name="Raute 39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211"><draw:connector draw:type="line" svg:x1="3.48472in" svg:y1="0.33542in" svg:x2="4.47361in" svg:y2="0.33542in" draw:z-index="251652608" draw:id="id167" draw:style-name="a230" draw:name="Gerader Verbinder 394" text:anchor-type="paragraph"><svg:title/><svg:desc/></draw:connector></text:span></text:p>
      <text:p text:style-name="Standard"><text:span text:style-name="T212"><draw:custom-shape svg:x="3.68264in" svg:y="0.01319in" svg:width="0.625in" svg:height="0.40625in" draw:z-index="251653632" draw:id="id168" draw:style-name="a231" draw:name="Rechteck: abgerundete Ecken 395" text:anchor-type="paragraph"><svg:title/><svg:desc/><text:p text:style-name="P213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214"><draw:custom-shape svg:x="2.44306in" svg:y="0.12986in" svg:width="0.38542in" svg:height="0.5in" draw:z-index="251649536" draw:id="id169" draw:style-name="a232" draw:name="Rechteck: abgerundete Ecken 396" text:anchor-type="paragraph"><svg:title/><svg:desc/><text:p text:style-name="P215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16"><draw:connector draw:type="line" svg:x1="2.96875in" svg:y1="0.12708in" svg:x2="2.96875in" svg:y2="0.81458in" draw:z-index="251648512" draw:id="id170" draw:style-name="a234" draw:name="Gerade Verbindung mit Pfeil 397" text:anchor-type="paragraph"><svg:title/><svg:desc/></draw:connector></text:span></text:p>
      <text:p text:style-name="Standard"/>
      <text:p text:style-name="Standard"><text:span text:style-name="T217"><draw:g draw:z-index="251654656" draw:name="Gruppieren 398" draw:id="id173" draw:style-name="a237" text:anchor-type="paragraph"><svg:title/><svg:desc/><draw:custom-shape svg:x="2.89583in" svg:y="0.16319in" svg:width="0.15393in" svg:height="0.14583in" draw:id="id171" draw:style-name="a235" draw:name="Ellipse 39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84375in" svg:y="0.11111in" svg:width="0.25in" svg:height="0.2525in" draw:id="id172" draw:style-name="a236" draw:name="Ellipse 40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Standard"/>
      <text:p text:style-name="Standard"/>
      <text:p text:style-name="P218"/>
      <text:p text:style-name="Standard"/>
      <text:h text:style-name="P219" text:outline-level="1"><text:bookmark-start text:name="_Toc482216801"/><text:bookmark-start text:name="_Toc482266869"/>Wunschliste individualisieren<text:bookmark-end text:name="_Toc482216801"/><text:bookmark-end text:name="_Toc482266869"/></text:h>
      <text:p text:style-name="Standard"><text:span text:style-name="T220"><draw:connector draw:type="line" svg:x1="3.14514in" svg:y1="0.09375in" svg:x2="3.13472in" svg:y2="0.38542in" draw:z-index="251691520" draw:id="id174" draw:style-name="a239" draw:name="Gerade Verbindung mit Pfeil 403" text:anchor-type="paragraph"><svg:title/><svg:desc/></draw:connector></text:span><text:span text:style-name="T221"><draw:custom-shape svg:x="3.03125in" svg:y="0.40208in" svg:width="0.22639in" svg:height="0.25278in" draw:z-index="251689472" draw:id="id175" draw:style-name="a240" draw:name="Ellipse 401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Standard"><text:span text:style-name="T222"><draw:connector draw:type="standard" svg:x1="6.21667in" svg:y1="2.1375in" svg:x2="3.25833in" svg:y2="0.04375in" draw:z-index="251738624" draw:id="id176" draw:style-name="a242" draw:name="Verbinder: gewinkelt 462" text:anchor-type="paragraph"><svg:title/><svg:desc/></draw:connector></text:span><text:span text:style-name="T223"><draw:custom-shape svg:x="2.45208in" svg:y="0.84931in" svg:width="1.41667in" svg:height="0.5in" draw:z-index="251720192" draw:id="id177" draw:style-name="a243" draw:name="Rechteck: abgerundete Ecken 435" text:anchor-type="paragraph"><svg:title/><svg:desc/><text:p text:style-name="P224">Farbthema wähl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5"><draw:connector draw:type="line" svg:x1="3.16181in" svg:y1="0.23819in" svg:x2="3.16181in" svg:y2="0.82361in" draw:z-index="251730432" draw:id="id178" draw:style-name="a245" draw:name="Gerade Verbindung mit Pfeil 453" text:anchor-type="paragraph"><svg:title/><svg:desc/></draw:connector></text:span><text:span text:style-name="T226"><draw:connector draw:type="line" svg:x1="3.18264in" svg:y1="1.34444in" svg:x2="3.18264in" svg:y2="1.62569in" draw:z-index="251733504" draw:id="id179" draw:style-name="a247" draw:name="Gerade Verbindung mit Pfeil 456" text:anchor-type="paragraph"><svg:title/><svg:desc/></draw:connector></text:span></text:p>
      <text:p text:style-name="Standard"/>
      <text:p text:style-name="Standard"/>
      <text:p text:style-name="Standard"/>
      <text:p text:style-name="Standard"><text:span text:style-name="T227"><draw:custom-shape svg:x="4.51944in" svg:y="0.23194in" svg:width="0.625in" svg:height="0.40625in" draw:z-index="251728384" draw:id="id180" draw:style-name="a248" draw:name="Rechteck: abgerundete Ecken 447" text:anchor-type="paragraph"><svg:title/><svg:desc/><text:p text:style-name="P228">nei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9"><draw:g draw:z-index="251725312" draw:name="Gruppieren 441" draw:id="id183" draw:style-name="a251" text:anchor-type="paragraph"><svg:title/><svg:desc/><draw:custom-shape svg:x="2.69722in" svg:y="0.43195in" svg:width="0.94792in" svg:height="0.5in" draw:id="id181" draw:style-name="a249" draw:name="Rechteck: abgerundete Ecken 442"><svg:title/><svg:desc/><text:p text:style-name="P230">bestätig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6597in" svg:y="0.17153in" svg:width="1.03125in" svg:height="1.03125in" draw:id="id182" draw:style-name="a250" draw:name="Raute 443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draw:g></text:span></text:p>
      <text:p text:style-name="Standard"><text:span text:style-name="T231"><draw:connector draw:type="line" svg:x1="3.67083in" svg:y1="0.31944in" svg:x2="6.25347in" svg:y2="0.31944in" draw:z-index="251737600" draw:id="id184" draw:style-name="a252" draw:name="Gerader Verbinder 461" text:anchor-type="paragraph"><svg:title/><svg:desc/></draw:connector></text:span></text:p>
      <text:p text:style-name="Standard"/>
      <text:p text:style-name="Standard"><text:span text:style-name="T232"><draw:connector draw:type="line" svg:x1="3.17083in" svg:y1="0.09931in" svg:x2="3.17083in" svg:y2="0.78681in" draw:z-index="251726336" draw:id="id185" draw:style-name="a254" draw:name="Gerade Verbindung mit Pfeil 444" text:anchor-type="paragraph"><svg:title/><svg:desc/></draw:connector></text:span><text:span text:style-name="T233"><draw:g draw:z-index="251729408" draw:name="Gruppieren 448" draw:id="id188" draw:style-name="a257" text:anchor-type="paragraph"><svg:title/><svg:desc/><draw:custom-shape svg:x="3.09791in" svg:y="0.85186in" svg:width="0.15393in" svg:height="0.14519in" draw:id="id186" draw:style-name="a255" draw:name="Ellipse 44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4583in" svg:y="0.8in" svg:width="0.25in" svg:height="0.25139in" draw:id="id187" draw:style-name="a256" draw:name="Ellipse 45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234"><draw:custom-shape svg:x="2.74931in" svg:y="0.12292in" svg:width="0.38542in" svg:height="0.5in" draw:z-index="251727360" draw:id="id189" draw:style-name="a258" draw:name="Rechteck: abgerundete Ecken 445" text:anchor-type="paragraph"><svg:title/><svg:desc/><text:p text:style-name="P235">j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P236"/>
      <text:soft-page-break/>
      <text:h text:style-name="P237" text:outline-level="1">Wunschliste versenden</text:h>
      <text:p text:style-name="Standard"/>
      <text:p text:style-name="Standard"/>
      <text:p text:style-name="Standard"/>
      <text:p text:style-name="Standard"/>
      <text:p text:style-name="P238"/>
      <text:soft-page-break/>
      <text:h text:style-name="P239" text:outline-level="1">Wunschliste anzeigen</text:h>
      <text:p text:style-name="Standard"/>
      <text:p text:style-name="Standard"/>
      <text:p text:style-name="P240"/>
      <text:soft-page-break/>
      <text:p text:style-name="Standard">--------------------------------------------------------------------------------------------------------------------------------------</text:p>
      <text:h text:style-name="P241" text:outline-level="1">Wunschliste ansehen</text:h>
      <text:p text:style-name="Standard"/>
      <text:p text:style-name="Standard"/>
      <text:p text:style-name="Standard"/>
      <text:p text:style-name="P242"/>
      <text:soft-page-break/>
      <text:h text:style-name="Überschrift1" text:outline-level="1">Wünsche auswählen</text:h>
      <text:p text:style-name="Standard"/>
      <text:p text:style-name="Standard"/>
      <text:p text:style-name="Standard"/>
      <text:p text:style-name="Standard"/>
      <text:p text:style-name="P243"/>
      <text:soft-page-break/>
      <text:h text:style-name="Überschrift1" text:outline-level="1">Wunsch erfüllen<text:s/></text:h>
      <text:p text:style-name="Standard"/>
      <text:p text:style-name="Standard"/>
      <text:p text:style-name="Standard"/>
      <text:p text:style-name="Standard"/>
      <text:p text:style-name="P244"/>
      <text:soft-page-break/>
      <text:h text:style-name="P245" text:outline-level="1">Wunsch erfüllen mit Personengruppe</text:h>
      <text:p text:style-name="Standard"/>
      <text:p text:style-name="Standard"/>
      <text:p text:style-name="Standard"/>
      <text:p text:style-name="Standard"/>
      <text:p text:style-name="P246"/>
      <text:soft-page-break/>
      <text:h text:style-name="P247" text:outline-level="1">Wunschliste suchen</text:h>
      <text:p text:style-name="Standard"/>
      <text:p text:style-name="Standard"/>
      <text:p text:style-name="Standard"/>
      <text:p text:style-name="P248"/>
      <text:soft-page-break/>
      <text:h text:style-name="P249" text:outline-level="1">Wunschliste über Kategorie suchen</text:h>
      <text:p text:style-name="Standard"/>
      <text:p text:style-name="Standard"/>
      <text:p text:style-name="Standard"/>
      <text:p text:style-name="Standard"/>
      <text:p text:style-name="Standard"/>
      <text:p text:style-name="P25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line-height="105%"/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3" svg:viewBox="0 0 20 30" svg:d="m10 0-10 30h20z"/>
    <draw:marker draw:name="a127" svg:viewBox="0 0 20 30" svg:d="m10 0-10 30h20z"/>
    <draw:marker draw:name="a129" svg:viewBox="0 0 20 30" svg:d="m10 0-10 30h20z"/>
    <draw:marker draw:name="a56" svg:viewBox="0 0 20 30" svg:d="m10 0-10 30h20z"/>
    <draw:marker draw:name="a58" svg:viewBox="0 0 20 30" svg:d="m10 0-10 30h20z"/>
    <draw:marker draw:name="a21" svg:viewBox="0 0 20 30" svg:d="m10 0-10 30h20z"/>
    <draw:marker draw:name="a253" svg:viewBox="0 0 20 30" svg:d="m10 0-10 30h20z"/>
    <draw:marker draw:name="a191" svg:viewBox="0 0 20 30" svg:d="m10 0-10 30h20z"/>
    <draw:marker draw:name="a28" svg:viewBox="0 0 20 30" svg:d="m10 0-10 30h20z"/>
    <draw:marker draw:name="a222" svg:viewBox="0 0 20 30" svg:d="m10 0-10 30h20z"/>
    <draw:marker draw:name="a194" svg:viewBox="0 0 20 30" svg:d="m10 0-10 30h20z"/>
    <draw:marker draw:name="a197" svg:viewBox="0 0 20 30" svg:d="m10 0-10 30h20z"/>
    <draw:marker draw:name="a225" svg:viewBox="0 0 20 30" svg:d="m10 0-10 30h20z"/>
    <draw:marker draw:name="a161" svg:viewBox="0 0 20 30" svg:d="m10 0-10 30h20z"/>
    <draw:marker draw:name="a167" svg:viewBox="0 0 20 30" svg:d="m10 0-10 30h20z"/>
    <draw:marker draw:name="a169" svg:viewBox="0 0 20 30" svg:d="m10 0-10 30h20z"/>
    <draw:marker draw:name="a131" svg:viewBox="0 0 20 30" svg:d="m10 0-10 30h20z"/>
    <draw:marker draw:name="a97" svg:viewBox="0 0 20 30" svg:d="m10 0-10 30h20z"/>
    <draw:marker draw:name="a60" svg:viewBox="0 0 20 30" svg:d="m10 0-10 30h20z"/>
    <draw:marker draw:name="a136" svg:viewBox="0 0 20 30" svg:d="m10 0-10 30h20z"/>
    <draw:marker draw:name="a63" svg:viewBox="0 0 20 30" svg:d="m10 0-10 30h20z"/>
    <draw:marker draw:name="a0" svg:viewBox="0 0 20 30" svg:d="m10 0-10 30h20z"/>
    <draw:marker draw:name="a67" svg:viewBox="0 0 20 30" svg:d="m10 0-10 30h20z"/>
    <draw:marker draw:name="a3" svg:viewBox="0 0 20 30" svg:d="m10 0-10 30h20z"/>
    <draw:marker draw:name="a106" svg:viewBox="0 0 20 30" svg:d="m10 0-10 30h20z"/>
    <draw:marker draw:name="a5" svg:viewBox="0 0 20 30" svg:d="m10 0-10 30h20z"/>
    <draw:marker draw:name="a7" svg:viewBox="0 0 20 30" svg:d="m10 0-10 30h20z"/>
    <draw:marker draw:name="a36" svg:viewBox="0 0 20 30" svg:d="m10 0-10 30h20z"/>
    <draw:marker draw:name="a39" svg:viewBox="0 0 20 30" svg:d="m10 0-10 30h20z"/>
    <draw:marker draw:name="a233" svg:viewBox="0 0 20 30" svg:d="m10 0-10 30h20z"/>
    <draw:marker draw:name="a171" svg:viewBox="0 0 20 30" svg:d="m10 0-10 30h20z"/>
    <draw:marker draw:name="a238" svg:viewBox="0 0 20 30" svg:d="m10 0-10 30h20z"/>
    <draw:marker draw:name="a173" svg:viewBox="0 0 20 30" svg:d="m10 0-10 30h20z"/>
    <draw:marker draw:name="a203" svg:viewBox="0 0 20 30" svg:d="m10 0-10 30h20z"/>
    <draw:marker draw:name="a176" svg:viewBox="0 0 20 30" svg:d="m10 0-10 30h20z"/>
    <draw:marker draw:name="a208" svg:viewBox="0 0 20 30" svg:d="m10 0-10 30h20z"/>
    <draw:marker draw:name="a70" svg:viewBox="0 0 20 30" svg:d="m10 0-10 30h20z"/>
    <draw:marker draw:name="a145" svg:viewBox="0 0 20 30" svg:d="m10 0-10 30h20z"/>
    <draw:marker draw:name="a72" svg:viewBox="0 0 20 30" svg:d="m10 0-10 30h20z"/>
    <draw:marker draw:name="a147" svg:viewBox="0 0 20 30" svg:d="m10 0-10 30h20z"/>
    <draw:marker draw:name="a74" svg:viewBox="0 0 20 30" svg:d="m10 0-10 30h20z"/>
    <draw:marker draw:name="a149" svg:viewBox="0 0 20 30" svg:d="m10 0-10 30h20z"/>
    <draw:marker draw:name="a112" svg:viewBox="0 0 20 30" svg:d="m10 0-10 30h20z"/>
    <draw:marker draw:name="a77" svg:viewBox="0 0 20 30" svg:d="m10 0-10 30h20z"/>
    <draw:marker draw:name="a115" svg:viewBox="0 0 20 30" svg:d="m10 0-10 30h20z"/>
    <draw:marker draw:name="a79" svg:viewBox="0 0 20 30" svg:d="m10 0-10 30h20z"/>
    <draw:marker draw:name="a117" svg:viewBox="0 0 20 30" svg:d="m10 0-10 30h20z"/>
    <draw:marker draw:name="a42" svg:viewBox="0 0 20 30" svg:d="m10 0-10 30h20z"/>
    <draw:marker draw:name="a44" svg:viewBox="0 0 20 30" svg:d="m10 0-10 30h20z"/>
    <draw:marker draw:name="a241" svg:viewBox="0 0 20 30" svg:d="m10 0-10 30h20z"/>
    <draw:marker draw:name="a10" svg:viewBox="0 0 20 30" svg:d="m10 0-10 30h20z"/>
    <draw:marker draw:name="a49" svg:viewBox="0 0 20 30" svg:d="m10 0-10 30h20z"/>
    <draw:marker draw:name="a244" svg:viewBox="0 0 20 30" svg:d="m10 0-10 30h20z"/>
    <draw:marker draw:name="a13" svg:viewBox="0 0 20 30" svg:d="m10 0-10 30h20z"/>
    <draw:marker draw:name="a246" svg:viewBox="0 0 20 30" svg:d="m10 0-10 30h20z"/>
    <draw:marker draw:name="a16" svg:viewBox="0 0 20 30" svg:d="m10 0-10 30h20z"/>
    <draw:marker draw:name="a184" svg:viewBox="0 0 20 30" svg:d="m10 0-10 30h20z"/>
    <draw:marker draw:name="a213" svg:viewBox="0 0 20 30" svg:d="m10 0-10 30h20z"/>
    <draw:marker draw:name="a216" svg:viewBox="0 0 20 30" svg:d="m10 0-10 30h20z"/>
    <draw:marker draw:name="a189" svg:viewBox="0 0 20 30" svg:d="m10 0-10 30h20z"/>
    <draw:marker draw:name="a152" svg:viewBox="0 0 20 30" svg:d="m10 0-10 30h20z"/>
    <draw:marker draw:name="a219" svg:viewBox="0 0 20 30" svg:d="m10 0-10 30h20z"/>
    <draw:marker draw:name="a155" svg:viewBox="0 0 20 30" svg:d="m10 0-10 30h20z"/>
    <draw:marker draw:name="a81" svg:viewBox="0 0 20 30" svg:d="m10 0-10 30h20z"/>
    <draw:marker draw:name="a157" svg:viewBox="0 0 20 30" svg:d="m10 0-10 30h20z"/>
    <draw:marker draw:name="a120" svg:viewBox="0 0 20 30" svg:d="m10 0-10 30h20z"/>
    <draw:marker draw:name="a83" svg:viewBox="0 0 20 30" svg:d="m10 0-10 30h20z"/>
    <draw:marker draw:name="a159" svg:viewBox="0 0 20 30" svg:d="m10 0-10 30h20z"/>
    <draw:marker draw:name="a85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top="0in" fo:margin-bottom="0in" fo:line-height="100%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S Bremen, IFI, SoSe<text:s/><text:span text:style-name="T3">2017, Rütjerodt, Bellmass,</text:span></text:p>
        <text:p text:style-name="P4">Mangal, Düpont</text:p>
        <text:p text:style-name="Kopfzeile"/>
      </style:header>
      <style:footer>
        <text:p text:style-name="P5"><text:page-number text:fixed="false">16</text:page-number><text:s/>von 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9:09:00Z</meta:creation-date>
    <dc:date>2017-05-11T09:57:00Z</dc:date>
    <meta:template xlink:href="Normal.dotm" xlink:type="simple"/>
    <meta:editing-cycles>41</meta:editing-cycles>
    <meta:editing-duration>PT0S</meta:editing-duration>
    <meta:document-statistic meta:page-count="16" meta:paragraph-count="89" meta:word-count="183" meta:character-count="1431" meta:row-count="1337" meta:non-whitespace-character-count="1337"/>
  </office:meta>
</office:document-meta>
</file>